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97cm"/>
    </style:style>
    <style:style style:name="co2" style:family="table-column">
      <style:table-column-properties fo:break-before="auto" style:column-width="23.4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468cm"/>
    </style:style>
    <style:style style:name="co5" style:family="table-column">
      <style:table-column-properties fo:break-before="auto" style:column-width="17.755cm"/>
    </style:style>
    <style:style style:name="co6" style:family="table-column">
      <style:table-column-properties fo:break-before="auto" style:column-width="25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<text:a xlink:href="https://bigota.d.miui.com/V13.0.7.0.RGFMIXM/frost_global_images_V13.0.7.0.RGFMIXM_20220624.0000.00_11.0_global_1ee47d7410.tgz" xlink:type="simple">★ POCO C40 Latest Global Stable Version Fastboot File Download</text:a></text:p>
          </table:table-cell>
          <table:table-cell office:value-type="string" calcext:value-type="string">
            <text:p>https://bigota.d.miui.com/V13.0.7.0.RGFMIXM/frost_global_images_V13.0.7.0.RGFMIXM_20220624.0000.00_11.0_global_1ee47d7410.t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igota.d.miui.com/V13.0.4.0.SLMMIXM/munch_global_images_V13.0.4.0.SLMMIXM_20220623.0000.00_12.0_global_451bad48d3.tgz" xlink:type="simple">★ POCO F4 Latest Global Stable Version Fastboot File Download</text:a></text:p>
          </table:table-cell>
          <table:table-cell office:value-type="string" calcext:value-type="string">
            <text:p>https://bigota.d.miui.com/V13.0.4.0.SLMMIXM/munch_global_images_V13.0.4.0.SLMMIXM_20220623.0000.00_12.0_global_451bad48d3.t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igota.d.miui.com/V13.0.2.0.SLSMIXM/light_global_images_V13.0.2.0.SLSMIXM_20220415.0000.00_12.0_global_d9db17db27.tgz" xlink:type="simple">★ Redmi 10 5G Latest Global Stable Version Fastboot File Download</text:a></text:p>
          </table:table-cell>
          <table:table-cell office:value-type="string" calcext:value-type="string">
            <text:p>https://bigota.d.miui.com/V13.0.2.0.SLSMIXM/light_global_images_V13.0.2.0.SLSMIXM_20220415.0000.00_12.0_global_d9db17db27.t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igota.d.miui.com/V13.0.5.0.SLJMIXM/ingres_global_images_V13.0.5.0.SLJMIXM_20220509.0000.00_12.0_global_6e5e23eb3c.tgz" xlink:type="simple">★ POCO F4 GT Latest Global Stable Version Fastboot File Download</text:a></text:p>
          </table:table-cell>
          <table:table-cell office:value-type="string" calcext:value-type="string">
            <text:p>https://bigota.d.miui.com/V13.0.5.0.SLJMIXM/ingres_global_images_V13.0.5.0.SLJMIXM_20220509.0000.00_12.0_global_6e5e23eb3c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4.0.SLJTWXM/ingres_tw_global_images_V13.0.4.0.SLJTWXM_20220628.0000.00_12.0_global_ffa9f459de.tgz" xlink:type="simple">★ POCO F4 GT Latest TW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6.0.RGLMIXM/opal_global_images_V13.0.6.0.RGLMIXM_20220628.0000.00_11.0_global_35f71b13b8.tgz" xlink:type="simple">★ Redmi note 11s 5G Latest Global Stable Version Fastboot File Download</text:a></text:p>
          </table:table-cell>
          <table:table-cell office:value-type="string" calcext:value-type="string">
            <text:p>https://bigota.d.miui.com/V13.0.6.0.RGLMIXM/opal_global_images_V13.0.6.0.RGLMIXM_20220628.0000.00_11.0_global_35f71b13b8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5.0.RGLEUXM/opal_eea_global_images_V13.0.5.0.RGLEUXM_20220422.0000.00_11.0_eea_24306f548f.tgz" xlink:type="simple">★ Redmi note 11s 5G Latest EEA Stable Version Fastboot File Download</text:a></text:p>
          </table:table-cell>
          <table:table-cell office:value-type="string" calcext:value-type="string">
            <text:p>https://bigota.d.miui.com/V13.0.5.0.RGLEUXM/opal_eea_global_images_V13.0.5.0.RGLEUXM_20220422.0000.00_11.0_eea_24306f548f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3.0.RGLTWXM/opal_tw_global_images_V13.0.3.0.RGLTWXM_20220507.0000.00_11.0_global_b547a76d0d.tgz" xlink:type="simple">★ Redmi note 11s 5G Latest TW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5.5.0.RCZMIXM/dandelion_c3l2_global_images_V12.5.5.0.RCZMIXM_20220426.0000.00_11.0_global_91564f97fe.tgz" xlink:type="simple">★ Redmi 10A Latest Global Stable Version Fastboot File Download</text:a></text:p>
          </table:table-cell>
          <table:table-cell office:value-type="string" calcext:value-type="string">
            <text:p>https://bigota.d.miui.com/V12.5.5.0.RCZMIXM/dandelion_c3l2_global_images_V12.5.5.0.RCZMIXM_20220426.0000.00_11.0_global_91564f97fe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2.0.RCZTWXM/dandelion_c3l2_tw_global_images_V12.5.2.0.RCZTWXM_20220516.0000.00_11.0_global_8506fd1816.tgz" xlink:type="simple">★ Redmi 10A Latest TW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14.0.RKCMIXM/veux_global_images_V13.0.14.0.RKCMIXM_20220612.0000.00_11.0_global_df3fee6f0c.tgz" xlink:type="simple">★ POCO X4 Pro 5G Latest Global Stable Version Fastboot File Download</text:a></text:p>
          </table:table-cell>
          <table:table-cell office:value-type="string" calcext:value-type="string">
            <text:p>https://bigota.d.miui.com/V13.0.14.0.RKCMIXM/veux_global_images_V13.0.14.0.RKCMIXM_20220612.0000.00_11.0_global_df3fee6f0c.t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igota.d.miui.com/V13.0.1.0.SKTMIXM/pissarro_global_images_V13.0.1.0.SKTMIXM_20220506.0000.00_12.0_global_5a0e786c2d.tgz" xlink:type="simple">★ Redmi Note 11 Pro+ 5G Latest Global Stable Version Fastboot File Download</text:a></text:p>
          </table:table-cell>
          <table:table-cell office:value-type="string" calcext:value-type="string">
            <text:p>https://bigota.d.miui.com/V13.0.1.0.SKTMIXM/pissarro_global_images_V13.0.1.0.SKTMIXM_20220506.0000.00_12.0_global_5a0e786c2d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1.0.SKTTWXM/pissarro_tw_global_images_V13.0.1.0.SKTTWXM_20220514.0000.00_12.0_global_10e733ea06.tgz" xlink:type="simple">★ Redmi Note 11 Pro+ 5G Latest TW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2.0.SLDMIXM/psyche_global_images_V13.0.2.0.SLDMIXM_20220528.0000.00_12.0_global_bfca932f31.tgz" xlink:type="simple">★ Xiaomi 12X Latest Global Stable Version Fastboot File Download</text:a></text:p>
          </table:table-cell>
          <table:table-cell office:value-type="string" calcext:value-type="string">
            <text:p>https://bigota.d.miui.com/V13.0.2.0.SLDMIXM/psyche_global_images_V13.0.2.0.SLDMIXM_20220528.0000.00_12.0_global_bfca932f31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3.0.SLDEUXM/psyche_eea_global_images_V13.0.3.0.SLDEUXM_20220528.0000.00_12.0_eea_87410cf7cb.tgz" xlink:type="simple">★ Xiaomi 12X Latest EEA Stable Version Fastboot File Download</text:a></text:p>
          </table:table-cell>
          <table:table-cell office:value-type="string" calcext:value-type="string">
            <text:p>https://bigota.d.miui.com/V13.0.3.0.SLDEUXM/psyche_eea_global_images_V13.0.3.0.SLDEUXM_20220528.0000.00_12.0_eea_87410cf7cb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2.0.SLDRUXM/psyche_ru_global_images_V13.0.2.0.SLDRUXM_20220531.0000.00_12.0_global_413125314e.tgz" xlink:type="simple">★ Xiaomi 12X Latest RU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2.0.SLDTWXM/psyche_tw_global_images_V13.0.2.0.SLDTWXM_20220531.0000.00_12.0_global_93ece397d0.tgz" xlink:type="simple">★ Xiaomi 12X Latest TW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10.0.RGEMIXM/fog_global_images_V13.0.10.0.RGEMIXM_20220615.0000.00_11.0_global_54b09fad6c.tgz" xlink:type="simple">★ Redmi 10C Latest Global Stable Version Fastboot File Download</text:a></text:p>
          </table:table-cell>
          <table:table-cell office:value-type="string" calcext:value-type="string">
            <text:p>https://bigota.d.miui.com/V13.0.10.0.RGEMIXM/fog_global_images_V13.0.10.0.RGEMIXM_20220615.0000.00_11.0_global_54b09fad6c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7.0.RGEINXM/fog_in_global_images_V13.0.7.0.RGEINXM_20220628.0000.00_11.0_in_4d8d3a73b3.tgz" xlink:type="simple">★ Redmi 10C Latest IN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4.0.RGETWXM/fog_tw_global_images_V13.0.4.0.RGETWXM_20220627.0000.00_11.0_global_b08211ceb2.tgz" xlink:type="simple">★ Redmi 10C Latest TW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5.0.RGERUXM/fog_ru_global_images_V13.0.5.0.RGERUXM_20220615.0000.00_11.0_global_bd1960afc3.tgz" xlink:type="simple">★ Redmi 10C Latest RU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4.0.RGEEUXM/fog_eea_global_images_V13.0.4.0.RGEEUXM_20220627.0000.00_11.0_eea_09229fe973.tgz" xlink:type="simple">★ Redmi 10C Latest EEA Stable Version Fastboot File Download</text:a></text:p>
          </table:table-cell>
          <table:table-cell office:value-type="string" calcext:value-type="string">
            <text:p>https://bigota.d.miui.com/V13.0.3.0.SLDEUXM/psyche_eea_global_images_V13.0.3.0.SLDEUXM_20220528.0000.00_12.0_eea_87410cf7cb.t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igota.d.miui.com/V13.0.7.0.SLCMIXM/cupid_global_images_V13.0.7.0.SLCMIXM_20220413.0000.00_12.0_global_89c676d79c.tgz" xlink:type="simple">★ Xiaomi 12 Latest Global Stable Version Fastboot File Download</text:a></text:p>
          </table:table-cell>
          <table:table-cell office:value-type="string" calcext:value-type="string">
            <text:p>https://bigota.d.miui.com/V13.0.7.0.SLCMIXM/cupid_global_images_V13.0.7.0.SLCMIXM_20220413.0000.00_12.0_global_89c676d79c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18.0.SLCEUXM/cupid_eea_global_images_V13.0.18.0.SLCEUXM_20220527.0000.00_12.0_eea_946ed347ac.tgz" xlink:type="simple">★ Xiaomi 12 Latest EEA Stable Version Fastboot File Download</text:a></text:p>
          </table:table-cell>
          <table:table-cell office:value-type="string" calcext:value-type="string">
            <text:p>https://bigota.d.miui.com/V13.0.18.0.SLCEUXM/cupid_eea_global_images_V13.0.18.0.SLCEUXM_20220527.0000.00_12.0_eea_946ed347ac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3.0.SLCTWXM/cupid_tw_global_images_V13.0.3.0.SLCTWXM_20220415.0000.00_12.0_global_79e6ce0a7b.tgz" xlink:type="simple">★ Xiaomi 12 Latest TW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2.0.SLCIDXM/cupid_id_global_images_V13.0.2.0.SLCIDXM_20220420.0000.00_12.0_global_1478477ad8.tgz" xlink:type="simple">★ Xiaomi 12 Latest ID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2.0.SLCRUXM/cupid_ru_global_images_V13.0.2.0.SLCRUXM_20220421.0000.00_12.0_global_6c6fc99aaa.tgz" xlink:type="simple">★ Xiaomi 12 Latest RU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6.0.SLBMIXM/zeus_global_images_V13.0.6.0.SLBMIXM_20220413.0000.00_12.0_global_a244b582bb.tgz" xlink:type="simple">★ Xiaomi 12 Pro Latest Global Stable Version Fastboot File Download</text:a></text:p>
          </table:table-cell>
          <table:table-cell office:value-type="string" calcext:value-type="string">
            <text:p>https://bigota.d.miui.com/V13.0.6.0.SLBMIXM/zeus_global_images_V13.0.6.0.SLBMIXM_20220413.0000.00_12.0_global_a244b582bb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3.0.SLBTWXM/zeus_tw_global_images_V13.0.3.0.SLBTWXM_20220415.0000.00_12.0_global_4b30680f4e.tgz" xlink:type="simple">★ Xiaomi 12 Pro Latest TW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2.0.SLBIDXM/zeus_id_global_images_V13.0.2.0.SLBIDXM_20220420.0000.00_12.0_global_a981d042d9.tgz" xlink:type="simple">★ Xiaomi 12 Pro Latest ID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2.0.SLBRUXM/zeus_ru_global_images_V13.0.2.0.SLBRUXM_20220421.0000.00_12.0_global_86b26fae40.tgz" xlink:type="simple">★ Xiaomi 12 Pro Latest RU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8.0.SLBEUXM/zeus_eea_global_images_V13.0.18.0.SLBEUXM_20220527.0000.00_12.0_eea_4c2068350f.tgz" xlink:type="simple">★ Xiaomi 12 Pro Latest EEA Stable Version Fastboot File Download</text:a></text:p>
          </table:table-cell>
          <table:table-cell office:value-type="string" calcext:value-type="string">
            <text:p>https://bigota.d.miui.com/V13.0.18.0.SLBEUXM/zeus_eea_global_images_V13.0.18.0.SLBEUXM_20220527.0000.00_12.0_eea_4c2068350f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11.0.RGKEUXM/spesn_eea_global_images_V13.0.11.0.RGKEUXM_20220606.0000.00_11.0_eea_5c36ea339b.tgz" xlink:type="simple">★ Redmi Note 11 NFC Latest EEA Stable Version Fastboot File Download</text:a></text:p>
          </table:table-cell>
          <table:table-cell office:value-type="string" calcext:value-type="string">
            <text:p>https://bigota.d.miui.com/V13.0.11.0.RGKEUXM/spesn_eea_global_images_V13.0.11.0.RGKEUXM_20220606.0000.00_11.0_eea_5c36ea339b.t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igota.d.miui.com/V13.0.11.0.RGDMIXM/viva_global_images_V13.0.11.0.RGDMIXM_20220610.0000.00_11.0_global_a4c653473f.tgz" xlink:type="simple">★ Redmi Note 11 Pro Latest Global Stable Version Fastboot File Download</text:a></text:p>
          </table:table-cell>
          <table:table-cell office:value-type="string" calcext:value-type="string">
            <text:p>https://bigota.d.miui.com/V13.0.11.0.RGDMIXM/viva_global_images_V13.0.11.0.RGDMIXM_20220610.0000.00_11.0_global_a4c653473f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2.0.RGDTWXM/viva_tw_global_images_V13.0.2.0.RGDTWXM_20220509.0000.00_11.0_global_3c12bfd023.tgz" xlink:type="simple">★ Redmi Note 11 Pro Latest TW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8.0.RGDEUXM/viva_eea_global_images_V13.0.8.0.RGDEUXM_20220622.0000.00_11.0_eea_42e1b9eb11.tgz" xlink:type="simple">★ Redmi Note 11 Pro Latest EEA Stable Version Fastboot File Download</text:a></text:p>
          </table:table-cell>
          <table:table-cell office:value-type="string" calcext:value-type="string">
            <text:p>https://bigota.d.miui.com/V13.0.8.0.RGDEUXM/viva_eea_global_images_V13.0.8.0.RGDEUXM_20220622.0000.00_11.0_eea_42e1b9eb11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4.0.RGDRUXM/viva_ru_global_images_V13.0.4.0.RGDRUXM_20220520.0000.00_11.0_global_d24ac5f1b2.tgz" xlink:type="simple">★ Redmi Note 11 Pro Latest RU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14.0.RKCMIXM/veux_global_images_V13.0.14.0.RKCMIXM_20220612.0000.00_11.0_global_df3fee6f0c.tgz" xlink:type="simple">★ Redmi Note 11 Pro 5G Latest Global Stable Version Fastboot File Download</text:a></text:p>
          </table:table-cell>
          <table:table-cell office:value-type="string" calcext:value-type="string">
            <text:p>https://bigota.d.miui.com/V13.0.14.0.RKCMIXM/veux_global_images_V13.0.14.0.RKCMIXM_20220612.0000.00_11.0_global_df3fee6f0c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2.0.RKCRUXM/veux_ru_global_images_V13.0.2.0.RKCRUXM_20220414.0000.00_11.0_global_1de36e0763.tgz" xlink:type="simple">★ Redmi Note 11 Pro 5G Latest RU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8.0.RKCEUXM/veux_eea_global_images_V13.0.8.0.RKCEUXM_20220628.0000.00_11.0_eea_16c54286a8.tgz" xlink:type="simple">★ Redmi Note 11 Pro 5G Latest EEA Stable Version Fastboot File Download</text:a></text:p>
          </table:table-cell>
          <table:table-cell office:value-type="string" calcext:value-type="string">
            <text:p>https://bigota.d.miui.com/V13.0.8.0.RKCEUXM/veux_eea_global_images_V13.0.8.0.RKCEUXM_20220628.0000.00_11.0_eea_16c54286a8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2.0.RKCTRXM/veux_tr_global_images_V13.0.2.0.RKCTRXM_20220412.0000.00_11.0_global_1d426c9421.tgz" xlink:type="simple">★ Redmi Note 11 Pro 5G Latest TR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3.0.RKCTWXM/veux_tw_global_images_V13.0.3.0.RKCTWXM_20220420.0000.00_11.0_global_b1acf2f51a.tgz" xlink:type="simple">★ Redmi Note 11 Pro 5G Latest TW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7.0.RKEMIXM/fleur_global_images_V13.0.7.0.RKEMIXM_20220419.0000.00_11.0_global_79dd3bd4a6.tgz" xlink:type="simple">★ POCO M4 Pro Latest Global Stable Version Fastboot File Download</text:a></text:p>
          </table:table-cell>
          <table:table-cell office:value-type="string" calcext:value-type="string">
            <text:p>https://bigota.d.miui.com/V13.0.7.0.RKEMIXM/fleur_global_images_V13.0.7.0.RKEMIXM_20220419.0000.00_11.0_global_79dd3bd4a6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4.0.RKEINXM/fleur_in_global_images_V13.0.4.0.RKEINXM_20220517.0000.00_11.0_in_c1fed9c92d.tgz" xlink:type="simple">★ POCO M4 Pro Latest IN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8.0.RKEEUXM/fleur_eea_global_images_V13.0.8.0.RKEEUXM_20220701.0000.00_11.0_eea_25cc04b17c.tgz" xlink:type="simple">★ POCO M4 Pro Latest EEA Stable Version Fastboot File Download</text:a></text:p>
          </table:table-cell>
          <table:table-cell office:value-type="string" calcext:value-type="string">
            <text:p>https://bigota.d.miui.com/V13.0.8.0.RKEEUXM/fleur_eea_global_images_V13.0.8.0.RKEEUXM_20220701.0000.00_11.0_eea_25cc04b17c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4.0.RKERUXM/fleur_ru_global_images_V13.0.4.0.RKERUXM_20220505.0000.00_11.0_global_fd94f4041c.tgz" xlink:type="simple">★ POCO M4 Pro Latest RU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3.0.RKETWXM/fleur_tw_global_images_V13.0.3.0.RKETWXM_20220506.0000.00_11.0_global_25948d678f.tgz" xlink:type="simple">★ POCO M4 Pro Latest TW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6.0.RGBRUXM/evergreen_ru_global_images_V12.5.6.0.RGBRUXM_20220413.0000.00_11.0_global_944964d181.tgz" xlink:type="simple">★ POCO M4 Pro 5G Latest RU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3.0.RKEIDXM/fleur_id_global_images_V13.0.3.0.RKEIDXM_20220512.0000.00_11.0_global_94088bef22.tgz" xlink:type="simple">★ POCO M4 Pro Latest ID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3.0.RKETRXM/fleur_tr_global_images_V13.0.3.0.RKETRXM_20220424.0000.00_11.0_global_c79cbc08ab.tgz" xlink:type="simple">★ POCO M4 Pro Latest TR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7.0.RKEMIXM/fleur_global_images_V13.0.7.0.RKEMIXM_20220419.0000.00_11.0_global_79dd3bd4a6.tgz" xlink:type="simple">★ Redmi note 11S Latest Global Stable Version Fastboot File Download</text:a></text:p>
          </table:table-cell>
          <table:table-cell office:value-type="string" calcext:value-type="string">
            <text:p>https://bigota.d.miui.com/V13.0.7.0.RKEMIXM/fleur_global_images_V13.0.7.0.RKEMIXM_20220419.0000.00_11.0_global_79dd3bd4a6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4.0.RKEINXM/fleur_in_global_images_V13.0.4.0.RKEINXM_20220517.0000.00_11.0_in_c1fed9c92d.tgz" xlink:type="simple">★ Redmi note 11S Latest IN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8.0.RKEEUXM/fleur_eea_global_images_V13.0.8.0.RKEEUXM_20220701.0000.00_11.0_eea_25cc04b17c.tgz" xlink:type="simple">★ Redmi note 11S Latest EEA Stable Version Fastboot File Download</text:a></text:p>
          </table:table-cell>
          <table:table-cell office:value-type="string" calcext:value-type="string">
            <text:p>https://bigota.d.miui.com/V13.0.8.0.RKEEUXM/fleur_eea_global_images_V13.0.8.0.RKEEUXM_20220701.0000.00_11.0_eea_25cc04b17c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4.0.RKERUXM/fleur_ru_global_images_V13.0.4.0.RKERUXM_20220505.0000.00_11.0_global_fd94f4041c.tgz" xlink:type="simple">★ Redmi note 11S Latest RU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3.0.RKETWXM/fleur_tw_global_images_V13.0.3.0.RKETWXM_20220506.0000.00_11.0_global_25948d678f.tgz" xlink:type="simple">★ Redmi note 11S Latest TW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3.0.RKETRXM/fleur_tr_global_images_V13.0.3.0.RKETRXM_20220424.0000.00_11.0_global_c79cbc08ab.tgz" xlink:type="simple">★ Redmi note 11S Latest TR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15.0.RGCMIXM/spes_global_images_V13.0.15.0.RGCMIXM_20220621.0000.00_11.0_global_65713771a8.tgz" xlink:type="simple">★ Redmi note 11 Latest Global Stable Version Fastboot File Download</text:a></text:p>
          </table:table-cell>
          <table:table-cell office:value-type="string" calcext:value-type="string">
            <text:p>https://bigota.d.miui.com/V13.0.15.0.RGCMIXM/spes_global_images_V13.0.15.0.RGCMIXM_20220621.0000.00_11.0_global_65713771a8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8.0.RGKRUXM/spesn_ru_global_images_V13.0.8.0.RGKRUXM_20220615.0000.00_11.0_global_84b9281669.tgz" xlink:type="simple">★ Redmi note 11 Latest RU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2.0.SGBMIXM/evergreen_global_images_V13.0.2.0.SGBMIXM_20220622.0000.00_12.0_global_b6b2149cdb.tgz" xlink:type="simple">★ POCO M4 Pro 5G Latest Global Stable Version Fastboot File Download</text:a></text:p>
          </table:table-cell>
          <table:table-cell office:value-type="string" calcext:value-type="string">
            <text:p>https://bigota.d.miui.com/V13.0.2.0.SGBMIXM/evergreen_global_images_V13.0.2.0.SGBMIXM_20220622.0000.00_12.0_global_b6b2149cdb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8.0.RGBEUXM/evergreen_eea_global_images_V12.5.8.0.RGBEUXM_20220418.0000.00_11.0_eea_432cafb4c9.tgz" xlink:type="simple">★ POCO M4 Pro 5G Latest EEA Stable Version Fastboot File Download</text:a></text:p>
          </table:table-cell>
          <table:table-cell office:value-type="string" calcext:value-type="string">
            <text:p>https://bigota.d.miui.com/V12.5.8.0.RGBEUXM/evergreen_eea_global_images_V12.5.8.0.RGBEUXM_20220418.0000.00_11.0_eea_432cafb4c9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6.0.RGBRUXM/evergreen_ru_global_images_V12.5.6.0.RGBRUXM_20220413.0000.00_11.0_global_944964d181.tgz" xlink:type="simple">★ POCO M4 Pro 5G Latest RU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5.0.RGBTWXM/evergreen_tw_global_images_V12.5.5.0.RGBTWXM_20220424.0000.00_11.0_global_bb631208e4.tgz" xlink:type="simple">★ POCO M4 Pro 5G Latest TW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3.0.RKXMIXM/nabu_global_images_V13.0.3.0.RKXMIXM_20220523.0000.00_11.0_global_8aa53af6c1.tgz" xlink:type="simple">★ Xiaomi pad 5 Latest Global Stable Version Fastboot File Download</text:a></text:p>
          </table:table-cell>
          <table:table-cell office:value-type="string" calcext:value-type="string">
            <text:p>https://bigota.d.miui.com/V13.0.3.0.RKXMIXM/nabu_global_images_V13.0.3.0.RKXMIXM_20220523.0000.00_11.0_global_8aa53af6c1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3.0.RKXTWXM/nabu_tw_global_images_V13.0.3.0.RKXTWXM_20220414.0000.00_11.0_global_a540352f72.tgz" xlink:type="simple">★ Xiaomi pad 5 Latest TW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5.0.RKXEUXM/nabu_eea_global_images_V13.0.5.0.RKXEUXM_20220523.0000.00_11.0_eea_5b9c65bd59.tgz" xlink:type="simple">★ Xiaomi pad 5 Latest EEA Stable Version Fastboot File Download</text:a></text:p>
          </table:table-cell>
          <table:table-cell office:value-type="string" calcext:value-type="string">
            <text:p>https://bigota.d.miui.com/V13.0.5.0.RKXEUXM/nabu_eea_global_images_V13.0.5.0.RKXEUXM_20220523.0000.00_11.0_eea_5b9c65bd59.t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igota.d.miui.com/V13.0.4.0.SKOMIXM/lisa_global_images_V13.0.4.0.SKOMIXM_20220412.0000.00_12.0_global_2ce45683b4.tgz" xlink:type="simple">★ Xiaomi 11 Lite 5G NE Latest Global Stable Version Fastboot File Download</text:a></text:p>
          </table:table-cell>
          <table:table-cell office:value-type="string" calcext:value-type="string">
            <text:p>https://bigota.d.miui.com/V13.0.4.0.SKOMIXM/lisa_global_images_V13.0.4.0.SKOMIXM_20220412.0000.00_12.0_global_2ce45683b4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8.0.SKOEUXM/lisa_eea_global_images_V13.0.8.0.SKOEUXM_20220412.0000.00_12.0_eea_d3eb8aafb9.tgz" xlink:type="simple">★ Xiaomi 11 Lite 5G NE Latest EEA Stable Version Fastboot File Download</text:a></text:p>
          </table:table-cell>
          <table:table-cell office:value-type="string" calcext:value-type="string">
            <text:p>https://bigota.d.miui.com/V13.0.8.0.SKOEUXM/lisa_eea_global_images_V13.0.8.0.SKOEUXM_20220412.0000.00_12.0_eea_d3eb8aafb9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3.0.SKORUXM/lisa_ru_global_images_V13.0.3.0.SKORUXM_20220511.0000.00_12.0_global_96ac5210aa.tgz" xlink:type="simple">★ Xiaomi 11 Lite 5G NE Latest RU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6.0.SKOINXM/lisa_in_global_images_V13.0.6.0.SKOINXM_20220606.0000.00_12.0_in_ff6963faba.tgz" xlink:type="simple">★ Xiaomi 11 Lite 5G NE Latest IN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3.0.SKOTWXM/lisa_tw_global_images_V13.0.3.0.SKOTWXM_20220517.0000.00_12.0_global_695faabfcc.tgz" xlink:type="simple">★ Xiaomi 11 Lite 5G NE Latest TW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3.0.SKOTRXM/lisa_tr_global_images_V13.0.3.0.SKOTRXM_20220517.0000.00_12.0_global_00f0e95e98.tgz" xlink:type="simple">★ Xiaomi 11 Lite 5G NE Latest TR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3.0.SKWMIXM/agate_global_images_V13.0.3.0.SKWMIXM_20220412.0000.00_12.0_global_54ecc6116e.tgz" xlink:type="simple">★ Xiaomi 11T Latest Global Stable Version Fastboot File Download</text:a></text:p>
          </table:table-cell>
          <table:table-cell office:value-type="string" calcext:value-type="string">
            <text:p>https://bigota.d.miui.com/V13.0.3.0.SKWMIXM/agate_global_images_V13.0.3.0.SKWMIXM_20220412.0000.00_12.0_global_54ecc6116e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5.0.SKWEUXM/agate_eea_global_images_V13.0.5.0.SKWEUXM_20220518.0000.00_12.0_eea_a5ce7c2222.tgz" xlink:type="simple">★ Xiaomi 11T Latest EEA Stable Version Fastboot File Download</text:a></text:p>
          </table:table-cell>
          <table:table-cell office:value-type="string" calcext:value-type="string">
            <text:p>https://bigota.d.miui.com/V13.0.5.0.SKWEUXM/agate_eea_global_images_V13.0.5.0.SKWEUXM_20220518.0000.00_12.0_eea_a5ce7c2222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2.0.SKWTWXM/agate_tw_global_images_V13.0.2.0.SKWTWXM_20220412.0000.00_12.0_global_608417765c.tgz" xlink:type="simple">★ Xiaomi 11T Latest TW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2.0.SKWRUXM/agate_ru_global_images_V13.0.2.0.SKWRUXM_20220519.0000.00_12.0_global_51e9ea705a.tgz" xlink:type="simple">★ Xiaomi 11T Latest RU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4.0.SKDMIXM/vili_global_images_V13.0.4.0.SKDMIXM_20220422.0000.00_12.0_global_14a54519fd.tgz" xlink:type="simple">★ Xiaomi 11T Pro Latest Global Stable Version Fastboot File Download</text:a></text:p>
          </table:table-cell>
          <table:table-cell office:value-type="string" calcext:value-type="string">
            <text:p>https://bigota.d.miui.com/V13.0.4.0.SKDMIXM/vili_global_images_V13.0.4.0.SKDMIXM_20220422.0000.00_12.0_global_14a54519fd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3.0.SKDTRXM/vili_tr_global_images_V13.0.3.0.SKDTRXM_20220513.0000.00_12.0_global_34ab1041fb.tgz" xlink:type="simple">★ Xiaomi 11T Pro Latest TR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2.0.SKDRUXM/vili_ru_global_images_V13.0.2.0.SKDRUXM_20220425.0000.00_12.0_global_0b034747f0.tgz" xlink:type="simple">★ Xiaomi 11T Pro Latest RU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3.0.SKDEUXM/vili_eea_global_images_V13.0.13.0.SKDEUXM_20220617.0000.00_12.0_eea_05a0e1f81f.tgz" xlink:type="simple">★ Xiaomi 11T Pro Latest EEA Stable Version Fastboot File Download</text:a></text:p>
          </table:table-cell>
          <table:table-cell office:value-type="string" calcext:value-type="string">
            <text:p>https://bigota.d.miui.com/V13.0.13.0.SKDEUXM/vili_eea_global_images_V13.0.13.0.SKDEUXM_20220617.0000.00_12.0_eea_05a0e1f81f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3.0.SKDTWXM/vili_tw_global_images_V13.0.3.0.SKDTWXM_20220418.0000.00_12.0_global_669e7b64ad.tgz" xlink:type="simple">★ Xiaomi 11T Pro Latest TW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4.0.SKDJPXM/vili_jp_global_images_V13.0.4.0.SKDJPXM_20220507.0000.00_12.0_global_83acaa791e.tgz" xlink:type="simple">★ Xiaomi 11T Pro Latest JP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5.19.0.RKUMIXM/selene_global_images_V12.5.19.0.RKUMIXM_20220513.0000.00_11.0_global_dc252a2a16.tgz" xlink:type="simple">★ Redmi 10 Latest Global Stable Version Fastboot File Download</text:a></text:p>
          </table:table-cell>
          <table:table-cell office:value-type="string" calcext:value-type="string">
            <text:p>https://bigota.d.miui.com/V12.5.19.0.RKUMIXM/selene_global_images_V12.5.19.0.RKUMIXM_20220513.0000.00_11.0_global_dc252a2a16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1.0.SKURUXM/selene_ru_global_images_V13.0.1.0.SKURUXM_20220524.0000.00_12.0_global_0cc315d4ff.tgz" xlink:type="simple">★ Redmi 10 Latest RU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2.0.SKUIDXM/selene_id_global_images_V13.0.2.0.SKUIDXM_20220526.0000.00_12.0_global_d8765ed6ec.tgz" xlink:type="simple">★ Redmi 10 Latest ID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.0.SKUTWXM/selene_tw_global_images_V13.0.1.0.SKUTWXM_20220524.0000.00_12.0_global_4a77dc7f82.tgz" xlink:type="simple">★ Redmi 10 Latest TW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.0.SKUEUXM/selene_eea_global_images_V13.0.1.0.SKUEUXM_20220609.0000.00_12.0_eea_745aed2145.tgz" xlink:type="simple">★ Redmi 10 Latest EEA Stable Version Fastboot File Download</text:a></text:p>
          </table:table-cell>
          <table:table-cell office:value-type="string" calcext:value-type="string">
            <text:p>https://bigota.d.miui.com/V13.0.1.0.SKUEUXM/selene_eea_global_images_V13.0.1.0.SKUEUXM_20220609.0000.00_12.0_eea_745aed2145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5.0.RKUTRXM/selene_tr_global_images_V12.5.5.0.RKUTRXM_20220419.0000.00_11.0_global_f754e0cc87.tgz" xlink:type="simple">★ Redmi 10 Latest TR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4.0.SKPMIXM/chopin_global_images_V13.0.4.0.SKPMIXM_20220518.0000.00_12.0_global_b899e753e6.tgz" xlink:type="simple">★ POCO X3 GT Latest Global Stable Version Fastboot File Download</text:a></text:p>
          </table:table-cell>
          <table:table-cell office:value-type="string" calcext:value-type="string">
            <text:p>https://bigota.d.miui.com/V13.0.4.0.SKPMIXM/chopin_global_images_V13.0.4.0.SKPMIXM_20220518.0000.00_12.0_global_b899e753e6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2.0.SKPIDXM/chopin_id_global_images_V13.0.2.0.SKPIDXM_20220518.0000.00_12.0_global_6a7e71ad27.tgz" xlink:type="simple">★ POCO X3 GT Latest ID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2.0.SKPTRXM/chopin_tr_global_images_V13.0.2.0.SKPTRXM_20220526.0000.00_12.0_global_e87dfc370e.tgz" xlink:type="simple">★ POCO X3 GT Latest TR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4.0.SCUMIXM/biloba_global_images_V13.0.4.0.SCUMIXM_20220523.0000.00_12.0_global_5e0f5b5fa3.tgz" xlink:type="simple">★ Redmi Note 8 2021 Latest Global Stable Version Fastboot File Download</text:a></text:p>
          </table:table-cell>
          <table:table-cell office:value-type="string" calcext:value-type="string">
            <text:p>https://bigota.d.miui.com/V13.0.4.0.SCUMIXM/biloba_global_images_V13.0.4.0.SCUMIXM_20220523.0000.00_12.0_global_5e0f5b5fa3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4.0.SCUEUXM/biloba_eea_global_images_V13.0.4.0.SCUEUXM_20220527.0000.00_12.0_eea_dee86cc2de.tgz" xlink:type="simple">★ Redmi Note 8 2021 Latest EEA Stable Version Fastboot File Download</text:a></text:p>
          </table:table-cell>
          <table:table-cell office:value-type="string" calcext:value-type="string">
            <text:p>https://bigota.d.miui.com/V13.0.4.0.SCUEUXM/biloba_eea_global_images_V13.0.4.0.SCUEUXM_20220527.0000.00_12.0_eea_dee86cc2de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2.0.SCURUXM/biloba_ru_global_images_V13.0.2.0.SCURUXM_20220606.0000.00_12.0_global_88d6527514.tgz" xlink:type="simple">★ Redmi Note 8 2021 Latest RU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2.0.SKKMIXM/haydn_global_images_V13.0.2.0.SKKMIXM_20220510.0000.00_12.0_global_638bce93ab.tgz" xlink:type="simple">★ Mi 11i Latest Global Stable Version Fastboot File Download</text:a></text:p>
          </table:table-cell>
          <table:table-cell office:value-type="string" calcext:value-type="string">
            <text:p>https://bigota.d.miui.com/V13.0.2.0.SKKMIXM/haydn_global_images_V13.0.2.0.SKKMIXM_20220510.0000.00_12.0_global_638bce93ab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6.0.SKKEUXM/haydn_eea_global_images_V13.0.6.0.SKKEUXM_20220510.0000.00_12.0_eea_fe89bbd7e2.tgz" xlink:type="simple">★ Mi 11i Latest EEA Stable Version Fastboot File Download</text:a></text:p>
          </table:table-cell>
          <table:table-cell office:value-type="string" calcext:value-type="string">
            <text:p>https://bigota.d.miui.com/V13.0.6.0.SKKEUXM/haydn_eea_global_images_V13.0.6.0.SKKEUXM_20220510.0000.00_12.0_eea_fe89bbd7e2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3.0.SKKINXM/haydn_in_global_images_V13.0.3.0.SKKINXM_20220518.0000.00_12.0_in_bf8c4f56ae.tgz" xlink:type="simple">★ Mi 11i Latest IN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6.0.SKLMIXM/rosemary_global_images_V13.0.6.0.SKLMIXM_20220601.0000.00_12.0_global_8a84c7e802.tgz" xlink:type="simple">★ Redmi Note 10S Latest Global Stable Version Fastboot File Download</text:a></text:p>
          </table:table-cell>
          <table:table-cell office:value-type="string" calcext:value-type="string">
            <text:p>https://bigota.d.miui.com/V13.0.6.0.SKLMIXM/rosemary_global_images_V13.0.6.0.SKLMIXM_20220601.0000.00_12.0_global_8a84c7e802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18.0.RKLEUXM/rosemary_eea_global_images_V12.5.18.0.RKLEUXM_20220616.0000.00_11.0_eea_74c3ad7381.tgz" xlink:type="simple">★ Redmi Note 10S Latest EEA Stable Version Fastboot File Download</text:a></text:p>
          </table:table-cell>
          <table:table-cell office:value-type="string" calcext:value-type="string">
            <text:p>https://bigota.d.miui.com/V12.5.18.0.RKLEUXM/rosemary_eea_global_images_V12.5.18.0.RKLEUXM_20220616.0000.00_11.0_eea_74c3ad7381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9.0.RKLRUXM/rosemary_ru_global_images_V12.5.9.0.RKLRUXM_20220526.0000.00_11.0_global_cc53c78167.tgz" xlink:type="simple">★ Redmi Note 10S Latest RU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15.0.RKLINXM/rosemary_in_global_images_V12.5.15.0.RKLINXM_20220621.0000.00_11.0_in_c8413bde95.tgz" xlink:type="simple">★ Redmi Note 10S Latest IN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.0.SKLIDXM/rosemary_id_global_images_V13.0.1.0.SKLIDXM_20220616.0000.00_12.0_global_58b8a99053.tgz" xlink:type="simple">★ Redmi Note 10S Latest ID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8.0.RKLTRXM/rosemary_tr_global_images_V12.5.8.0.RKLTRXM_20220531.0000.00_11.0_global_f8e8a39b5d.tgz" xlink:type="simple">★ Redmi Note 10S Latest TR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7.0.RKLTWXM/rosemary_tw_global_images_V12.5.7.0.RKLTWXM_20220507.0000.00_11.0_global_0700d14dbd.tgz" xlink:type="simple">★ Redmi Note 10S Latest TW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2.0.SKITWXM/renoir_tw_global_images_V13.0.2.0.SKITWXM_20220426.0000.00_12.0_global_eb0198aeb1.tgz" xlink:type="simple">★ Xiaomi Mi 11 Lite 5G Latest TW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6.0.SKIMIXM/renoir_global_images_V13.0.6.0.SKIMIXM_20220622.0000.00_12.0_global_d6c79068b9.tgz" xlink:type="simple">★ Xiaomi Mi 11 Lite 5G Latest Global Stable Version Fastboot File Download</text:a></text:p>
          </table:table-cell>
          <table:table-cell office:value-type="string" calcext:value-type="string">
            <text:p>https://bigota.d.miui.com/V13.0.6.0.SKIMIXM/renoir_global_images_V13.0.6.0.SKIMIXM_20220622.0000.00_12.0_global_d6c79068b9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5.0.SKIEUXM/renoir_eea_global_images_V13.0.5.0.SKIEUXM_20220425.0000.00_12.0_eea_056d8fdcf9.tgz" xlink:type="simple">★ Xiaomi Mi 11 Lite 5G Latest EEA Stable Version Fastboot File Download</text:a></text:p>
          </table:table-cell>
          <table:table-cell office:value-type="string" calcext:value-type="string">
            <text:p>https://bigota.d.miui.com/V13.0.5.0.SKIEUXM/renoir_eea_global_images_V13.0.5.0.SKIEUXM_20220425.0000.00_12.0_eea_056d8fdcf9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2.0.SKIRUXM/renoir_ru_global_images_V13.0.2.0.SKIRUXM_20220426.0000.00_12.0_global_4afd4cb8c9.tgz" xlink:type="simple">★ Xiaomi Mi 11 Lite 5G Latest RU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3.0.SKIJPXM/renoir_jp_global_images_V13.0.3.0.SKIJPXM_20220420.0000.00_12.0_global_f11bfa1f87.tgz" xlink:type="simple">★ Xiaomi Mi 11 Lite 5G Latest JP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2.0.SKSMIXM/camellian_global_images_V13.0.2.0.SKSMIXM_20220506.0000.00_12.0_global_bccb2c1e16.tgz" xlink:type="simple">★ Redmi Note10 5G Global Stable Version Fastboot File Download</text:a></text:p>
          </table:table-cell>
          <table:table-cell office:value-type="string" calcext:value-type="string">
            <text:p>https://bigota.d.miui.com/V13.0.2.0.SKSMIXM/camellian_global_images_V13.0.2.0.SKSMIXM_20220506.0000.00_12.0_global_bccb2c1e16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2.0.SKSEUXM/camellian_eea_global_images_V13.0.2.0.SKSEUXM_20220602.0000.00_12.0_eea_232667be4a.tgz" xlink:type="simple">★ Redmi Note10 5G EEA Stable Version Fastboot File Download</text:a></text:p>
          </table:table-cell>
          <table:table-cell office:value-type="string" calcext:value-type="string">
            <text:p>https://bigota.d.miui.com/V13.0.2.0.SKSEUXM/camellian_eea_global_images_V13.0.2.0.SKSEUXM_20220602.0000.00_12.0_eea_232667be4a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1.0.SKSTWXM/camellian_tw_global_images_V13.0.1.0.SKSTWXM_20220623.0000.00_12.0_global_4a0affbcff.tgz" xlink:type="simple">★ POCO M3 Pro Latest TW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.0.SKSTRXM/camellian_tr_global_images_V13.0.1.0.SKSTRXM_20220621.0000.00_12.0_global_e302cdba0e.tgz" xlink:type="simple">★ Redmi Note10 5G TR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.0.SKSTWXM/camellian_tw_global_images_V13.0.1.0.SKSTWXM_20220623.0000.00_12.0_global_4a0affbcff.tgz" xlink:type="simple">★ Redmi Note10 5G TW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.0.SKSRUXM/camellian_ru_global_images_V13.0.1.0.SKSRUXM_20220620.0000.00_12.0_global_cf7acf53dd.tgz" xlink:type="simple">★ Redmi Note10T RU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4.0.SKAMIXM/star_global_images_V13.0.4.0.SKAMIXM_20220508.0000.00_12.0_global_d2683baf74.tgz" xlink:type="simple">★ Mi 11 Ultra Latest Global Stable Version Fastboot File Download</text:a></text:p>
          </table:table-cell>
          <table:table-cell office:value-type="string" calcext:value-type="string">
            <text:p>https://bigota.d.miui.com/V13.0.4.0.SKAMIXM/star_global_images_V13.0.4.0.SKAMIXM_20220508.0000.00_12.0_global_d2683baf74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7.0.SKAEUXM/star_eea_global_images_V13.0.7.0.SKAEUXM_20220507.0000.00_12.0_eea_dffd02e396.tgz" xlink:type="simple">★ Mi 11 Ultra Latest EEA Stable Version Fastboot File Download</text:a></text:p>
          </table:table-cell>
          <table:table-cell office:value-type="string" calcext:value-type="string">
            <text:p>https://bigota.d.miui.com/V13.0.7.0.SKAEUXM/star_eea_global_images_V13.0.7.0.SKAEUXM_20220507.0000.00_12.0_eea_dffd02e396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3.0.SKAINXM/star_in_global_images_V13.0.3.0.SKAINXM_20220518.0000.00_12.0_in_f7065ffb24.tgz" xlink:type="simple">★ Mi 11 Ultra Latest IN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3.0.SKAIDXM/star_id_global_images_V13.0.3.0.SKAIDXM_20220511.0000.00_12.0_global_22bd3bcaa3.tgz" xlink:type="simple">★ Mi 11 Ultra Latest ID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3.0.SKHMIXM/alioth_global_images_V13.0.3.0.SKHMIXM_20220427.0000.00_12.0_global_0704272f5b.tgz" xlink:type="simple">★ POCO F3 Latest Global Stable Version Fastboot File Download</text:a></text:p>
          </table:table-cell>
          <table:table-cell office:value-type="string" calcext:value-type="string">
            <text:p>https://bigota.d.miui.com/V13.0.3.0.SKHMIXM/alioth_global_images_V13.0.3.0.SKHMIXM_20220427.0000.00_12.0_global_0704272f5b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6.0.SKHEUXM/alioth_eea_global_images_V13.0.6.0.SKHEUXM_20220513.0000.00_12.0_eea_95a71dca1a.tgz" xlink:type="simple">★ POCO F3 Latest EEA Stable Version Fastboot File Download</text:a></text:p>
          </table:table-cell>
          <table:table-cell office:value-type="string" calcext:value-type="string">
            <text:p>https://bigota.d.miui.com/V13.0.6.0.SKHEUXM/alioth_eea_global_images_V13.0.6.0.SKHEUXM_20220513.0000.00_12.0_eea_95a71dca1a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1.0.SKHTWXM/alioth_tw_global_images_V13.0.1.0.SKHTWXM_20220322.0000.00_12.0_global_1dd730f05d.tgz" xlink:type="simple">★ POCO F3 Latest TW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.0.SKHTRXM/alioth_tr_global_images_V13.0.1.0.SKHTRXM_20220323.0000.00_12.0_global_c1558d860a.tgz" xlink:type="simple">★ POCO F3 Latest TR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8.0.SKQMIXM/courbet_global_images_V13.0.8.0.SKQMIXM_20220602.0000.00_12.0_global_93455e2274.tgz" xlink:type="simple">★ Xiaomi Mi 11 Lite Latest Global Stable Version Fastboot File Download</text:a></text:p>
          </table:table-cell>
          <table:table-cell office:value-type="string" calcext:value-type="string">
            <text:p>https://bigota.d.miui.com/V13.0.8.0.SKQMIXM/courbet_global_images_V13.0.8.0.SKQMIXM_20220602.0000.00_12.0_global_93455e2274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5.0.SKQEUXM/courbet_eea_global_images_V13.0.5.0.SKQEUXM_20220609.0000.00_12.0_eea_e676aff083.tgz" xlink:type="simple">★ Xiaomi Mi 11 Lite Latest EEA Stable Version Fastboot File Download</text:a></text:p>
          </table:table-cell>
          <table:table-cell office:value-type="string" calcext:value-type="string">
            <text:p>https://bigota.d.miui.com/V13.0.5.0.SKQEUXM/courbet_eea_global_images_V13.0.5.0.SKQEUXM_20220609.0000.00_12.0_eea_e676aff083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2.0.SKQRUXM/courbet_ru_global_images_V13.0.2.0.SKQRUXM_20220427.0000.00_12.0_global_c04c12af12.tgz" xlink:type="simple">★ Xiaomi Mi 11 Lite Latest RU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3.0.SJUMIXM/vayu_global_images_V13.0.3.0.SJUMIXM_20220226.0000.00_12.0_global_04cf9ad225.tgz" xlink:type="simple">★ POCO X3 Pro Latest Global Stable Version Fastboot File Download</text:a></text:p>
          </table:table-cell>
          <table:table-cell office:value-type="string" calcext:value-type="string">
            <text:p>https://bigota.d.miui.com/V13.0.3.0.SJUMIXM/vayu_global_images_V13.0.3.0.SJUMIXM_20220226.0000.00_12.0_global_04cf9ad225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1.0.SJUEUXM/vayu_eea_global_images_V13.0.1.0.SJUEUXM_20220311.0000.00_12.0_eea_02e3dc634d.tgz" xlink:type="simple">★ POCO X3 Pro Latest EEA Stable Version Fastboot File Download</text:a></text:p>
          </table:table-cell>
          <table:table-cell office:value-type="string" calcext:value-type="string">
            <text:p>https://bigota.d.miui.com/V13.0.1.0.SJUEUXM/vayu_eea_global_images_V13.0.1.0.SJUEUXM_20220311.0000.00_12.0_eea_02e3dc634d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1.0.SJURUXM/vayu_ru_global_images_V13.0.1.0.SJURUXM_20220316.0000.00_12.0_global_f9fc1b3471.tgz" xlink:type="simple">★ POCO X3 Pro Latest RU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.0.SJUINXM/vayu_in_global_images_V13.0.1.0.SJUINXM_20220311.0000.00_12.0_in_aa44f0d1ad.tgz" xlink:type="simple">★ POCO X3 Pro Latest IN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.0.SJUIDXM/vayu_id_global_images_V13.0.1.0.SJUIDXM_20220315.0000.00_12.0_global_f66e18574a.tgz" xlink:type="simple">★ POCO X3 Pro Latest ID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.0.SJUTRXM/vayu_tr_global_images_V13.0.1.0.SJUTRXM_20220315.0000.00_12.0_global_bba2d28a62.tgz" xlink:type="simple">★ POCO X3 Pro Latest TR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2.0.SJUTWXM/vayu_tw_global_images_V13.0.2.0.SJUTWXM_20220621.0000.00_12.0_global_0180b71ad8.tgz" xlink:type="simple">★ POCO X3 Pro Latest TW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1.0.SKBMIXM/venus_global_images_V13.0.1.0.SKBMIXM_20220216.0000.00_12.0_global_3468c65f38.tgz" xlink:type="simple">★ Xiaomi Mi 11 Latest Global Stable Version Fastboot File Download</text:a></text:p>
          </table:table-cell>
          <table:table-cell office:value-type="string" calcext:value-type="string">
            <text:p>https://bigota.d.miui.com/V13.0.1.0.SKBMIXM/venus_global_images_V13.0.1.0.SKBMIXM_20220216.0000.00_12.0_global_3468c65f38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7.0.SKBEUXM/venus_eea_global_images_V13.0.7.0.SKBEUXM_20220627.0000.00_12.0_eea_7fabb4e547.tgz" xlink:type="simple">★ Xiaomi Mi 11 Latest EEA Stable Version Fastboot File Download</text:a></text:p>
          </table:table-cell>
          <table:table-cell office:value-type="string" calcext:value-type="string">
            <text:p>https://bigota.d.miui.com/V13.0.7.0.SKBEUXM/venus_eea_global_images_V13.0.7.0.SKBEUXM_20220627.0000.00_12.0_eea_7fabb4e547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c.mi.com/" xlink:type="simple">★ Xiaomi Mi 11 Latest IN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.0.SKBIDXM/venus_id_global_images_V13.0.1.0.SKBIDXM_20220226.0000.00_12.0_global_0e05cc54da.tgz" xlink:type="simple">★ Xiaomi Mi 11 Latest ID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2.0.SKBRUXM/venus_ru_global_images_V13.0.2.0.SKBRUXM_20220609.0000.00_12.0_global_662eaad67c.tgz" xlink:type="simple">★ Xiaomi Mi 11 Latest RU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2.0.SKBTRXM/venus_tr_global_images_V13.0.2.0.SKBTRXM_20220609.0000.00_12.0_global_fb187172a2.tgz" xlink:type="simple">★ Xiaomi Mi 11 Latest TR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.0.SKBTWXM/venus_tw_global_images_V13.0.1.0.SKBTWXM_20220226.0000.00_12.0_global_e86d809b00.tgz" xlink:type="simple">★ Xiaomi Mi 11 Latest TW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9.0.SKGMIXM/mojito_global_images_V13.0.9.0.SKGMIXM_20220616.0000.00_12.0_global_2e8598ffa6.tgz" xlink:type="simple">★ Redmi Note 10 Latest Global Stable Version Fastboot File Download</text:a></text:p>
          </table:table-cell>
          <table:table-cell office:value-type="string" calcext:value-type="string">
            <text:p>https://bigota.d.miui.com/V13.0.1.0.SKBMIXM/venus_global_images_V13.0.1.0.SKBMIXM_20220216.0000.00_12.0_global_3468c65f38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5.0.SKGEUXM/mojito_eea_global_images_V13.0.5.0.SKGEUXM_20220517.0000.00_12.0_eea_3f81b08c08.tgz" xlink:type="simple">★ Redmi Note 10 Latest EEA Stable Version Fastboot File Download</text:a></text:p>
          </table:table-cell>
          <table:table-cell office:value-type="string" calcext:value-type="string">
            <text:p>https://bigota.d.miui.com/V13.0.5.0.SKGEUXM/mojito_eea_global_images_V13.0.5.0.SKGEUXM_20220517.0000.00_12.0_eea_3f81b08c08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2.0.SKGINXM/mojito_in_global_images_V13.0.2.0.SKGINXM_20220615.0000.00_12.0_in_dd6febf9f1.tgz" xlink:type="simple">★ Redmi Note 10 Latest IN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2.0.SKGIDXM/mojito_id_global_images_V13.0.2.0.SKGIDXM_20220331.0000.00_12.0_global_e14f7c21b2.tgz" xlink:type="simple">★ Redmi Note 10 Latest ID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3.0.SKGRUXM/mojito_ru_global_images_V13.0.3.0.SKGRUXM_20220624.0000.00_12.0_global_50f9cd022d.tgz" xlink:type="simple">★ Redmi Note 10 Latest RU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2.0.SKGTRXM/mojito_tr_global_images_V13.0.2.0.SKGTRXM_20220629.0000.00_12.0_global_7cd78905ca.tgz" xlink:type="simple">★ Redmi Note 10 Latest TR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c.mi.com/" xlink:type="simple">★ Redmi Note 10 Pro Latest Global Stable Version Fastboot File Download</text:a></text:p>
          </table:table-cell>
          <table:table-cell office:value-type="string" calcext:value-type="string">
            <text:p>https://bigota.d.miui.com/V13.0.1.0.SKBMIXM/venus_global_images_V13.0.1.0.SKBMIXM_20220216.0000.00_12.0_global_3468c65f38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c.mi.com/" xlink:type="simple">★ Redmi Note 10 Pro Latest RU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c.mi.com/" xlink:type="simple">★ Redmi Note 10 Pro Latest IN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c.mi.com/" xlink:type="simple">★ Redmi Note 10 Pro Latest ID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c.mi.com/" xlink:type="simple">★ Redmi Note 10 Pro Latest TR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c.mi.com/" xlink:type="simple">★ Redmi Note 10 Pro Latest TW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8.0.RJEEUXM/cannong_eea_global_images_V12.5.8.0.RJEEUXM_20220323.0000.00_11.0_eea_15b0f76093.tgz" xlink:type="simple">★ Redmi Note 9T Latest EEA Stable Version Fastboot File Download</text:a></text:p>
          </table:table-cell>
          <table:table-cell office:value-type="string" calcext:value-type="string">
            <text:p>https://bigota.d.miui.com/V12.5.8.0.RJEEUXM/cannong_eea_global_images_V12.5.8.0.RJEEUXM_20220323.0000.00_11.0_eea_15b0f76093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3.0.RJETWXM/cannong_tw_global_images_V12.5.3.0.RJETWXM_20220307.0000.00_11.0_global_4bdc7ef2a8.tgz" xlink:type="simple">★ Redmi Note 9T Latest TW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3.0.RJERUXM/cannong_ru_global_images_V12.5.3.0.RJERUXM_20220223.0000.00_11.0_global_88b355e59a.tgz" xlink:type="simple">★ Redmi Note 9T Latest RU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5.8.0.RJEMIXM/cannong_global_images_V12.5.8.0.RJEMIXM_20220323.0000.00_11.0_global_2682be38ac.tgz" xlink:type="simple">★ Redmi Note 9T Latest Global Stable Version Fastboot File Download</text:a></text:p>
          </table:table-cell>
          <table:table-cell office:value-type="string" calcext:value-type="string">
            <text:p>https://bigota.d.miui.com/V12.5.8.0.RJEMIXM/cannong_global_images_V12.5.8.0.RJEMIXM_20220323.0000.00_11.0_global_2682be38ac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7.0.RJFIDXM/citrus_id_global_images_V12.5.7.0.RJFIDXM_20220520.0000.00_11.0_global_308d12e689.tgz" xlink:type="simple">★ POCO M3 Latest Indones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5.8.0.RJFMIXM/citrus_global_images_V12.5.8.0.RJFMIXM_20220429.0000.00_11.0_global_639d72d35c.tgz" xlink:type="simple">★ POCO M3 Latest Global Stable Version Fastboot File Download</text:a></text:p>
          </table:table-cell>
          <table:table-cell office:value-type="string" calcext:value-type="string">
            <text:p>https://bigota.d.miui.com/V12.5.8.0.RJFMIXM/citrus_global_images_V12.5.8.0.RJFMIXM_20220429.0000.00_11.0_global_639d72d35c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4.0.RJFINXM/citrus_in_global_images_V12.5.4.0.RJFINXM_20220526.0000.00_11.0_in_e27741b4c3.tgz" xlink:type="simple">★ POCO M3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6.0.RJFEUXM/citrus_eea_global_images_V12.5.6.0.RJFEUXM_20220513.0000.00_11.0_eea_da68d71d77.tgz" xlink:type="simple">★ POCO M3 Latest EEA Stable Version Fastboot File Download</text:a></text:p>
          </table:table-cell>
          <table:table-cell office:value-type="string" calcext:value-type="string">
            <text:p>https://bigota.d.miui.com/V12.5.6.0.RJFEUXM/citrus_eea_global_images_V12.5.6.0.RJFEUXM_20220513.0000.00_11.0_eea_da68d71d77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6.0.RJFRUXM/citrus_ru_global_images_V12.5.6.0.RJFRUXM_20220513.0000.00_11.0_global_a7b04b882b.tgz" xlink:type="simple">★ POCO M3 Latest RU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4.0.RJFTWXM/citrus_tw_global_images_V12.5.4.0.RJFTWXM_20220513.0000.00_11.0_global_ff0e728761.tgz" xlink:type="simple">★ POCO M3 Latest TW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7.0.RJFTRXM/citrus_tr_global_images_V12.5.7.0.RJFTRXM_20220513.0000.00_11.0_global_67569a62fa.tgz" xlink:type="simple">★ POCO M3 Latest TR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2.0.SKSMIXM/camellian_global_images_V13.0.2.0.SKSMIXM_20220506.0000.00_12.0_global_bccb2c1e16.tgz" xlink:type="simple">★ POCO M3 Pro Latest Global Stable Version Fastboot File Download</text:a></text:p>
          </table:table-cell>
          <table:table-cell office:value-type="string" calcext:value-type="string">
            <text:p>https://bigota.d.miui.com/V13.0.2.0.SKSMIXM/camellian_global_images_V13.0.2.0.SKSMIXM_20220506.0000.00_12.0_global_bccb2c1e16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2.0.SKSEUXM/camellian_eea_global_images_V13.0.2.0.SKSEUXM_20220602.0000.00_12.0_eea_232667be4a.tgz" xlink:type="simple">★ POCO M3 Pro Latest EEA Stable Version Fastboot File Download</text:a></text:p>
          </table:table-cell>
          <table:table-cell office:value-type="string" calcext:value-type="string">
            <text:p>https://bigota.d.miui.com/V13.0.2.0.SKSEUXM/camellian_eea_global_images_V13.0.2.0.SKSEUXM_20220602.0000.00_12.0_eea_232667be4a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2.0.SKSINXM/camellia_in_global_images_V13.0.2.0.SKSINXM_20220616.0000.00_12.0_in_fef1470aab.tgz" xlink:type="simple">★ POCO M3 Pro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2.0.SKSIDXM/camellian_id_global_images_V13.0.2.0.SKSIDXM_20220616.0000.00_12.0_global_cfd54d76f1.tgz" xlink:type="simple">★ POCO M3 Latest ID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.0.SKSRUXM/camellian_ru_global_images_V13.0.1.0.SKSRUXM_20220620.0000.00_12.0_global_cf7acf53dd.tgz" xlink:type="simple">★ POCO M3 Pro Latest RU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2.0.SKSMIXM/camellian_global_images_V13.0.2.0.SKSMIXM_20220506.0000.00_12.0_global_bccb2c1e16.tgz" xlink:type="simple">★ POCO M3 Pro 5G Latest Global Stable Version Fastboot File Download</text:a></text:p>
          </table:table-cell>
          <table:table-cell office:value-type="string" calcext:value-type="string">
            <text:p>https://bigota.d.miui.com/V13.0.2.0.SKSMIXM/camellian_global_images_V13.0.2.0.SKSMIXM_20220506.0000.00_12.0_global_bccb2c1e16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c.mi.com/" xlink:type="simple">★ Xiaomi Mi 10T Lite Latest Rus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4.0.SJSINXM/gauguin_in_global_images_V13.0.4.0.SJSINXM_20220509.0000.00_12.0_in_8ecc393963.tgz" xlink:type="simple">★ Xiaomi Mi 10T Lite Latest Ind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3.0.SJSMIXM/gauguin_global_images_V13.0.3.0.SJSMIXM_20220519.0000.00_12.0_global_9d4b0623b7.tgz" xlink:type="simple">★ Xiaomi Mi 10T Lite Latest Global Stable Version Fastboot File Download</text:a></text:p>
          </table:table-cell>
          <table:table-cell office:value-type="string" calcext:value-type="string">
            <text:p>https://bigota.d.miui.com/V13.0.3.0.SJSMIXM/gauguin_global_images_V13.0.3.0.SJSMIXM_20220519.0000.00_12.0_global_9d4b0623b7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6.0.SJSEUXM/gauguin_eea_global_images_V13.0.6.0.SJSEUXM_20220519.0000.00_12.0_eea_a34dea2538.tgz" xlink:type="simple">★ Xiaomi Mi 10T Lite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2.0.SJSTWXM/gauguin_tw_global_images_V13.0.2.0.SJSTWXM_20220519.0000.00_12.0_global_ee547aa44a.tgz" xlink:type="simple">★ Xiaomi Mi 10T Lite Latest TW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3.0.SJDMIXM/apollo_global_images_V13.0.3.0.SJDMIXM_20220507.0000.00_12.0_global_9d08d80a56.tgz" xlink:type="simple">★ Xiaomi Mi 10T/Pro Latest Global Stable Version Fastboot File Download</text:a></text:p>
          </table:table-cell>
          <table:table-cell office:value-type="string" calcext:value-type="string">
            <text:p>https://bigota.d.miui.com/V13.0.3.0.SJDMIXM/apollo_global_images_V13.0.3.0.SJDMIXM_20220507.0000.00_12.0_global_9d08d80a56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4.0.SJDINXM/apollo_in_global_images_V13.0.4.0.SJDINXM_20220513.0000.00_12.0_in_5cdc380c75.tgz" xlink:type="simple">★ Xiaomi Mi 10T/Pro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6.0.SJDEUXM/apollo_eea_global_images_V13.0.6.0.SJDEUXM_20220516.0000.00_12.0_eea_b57cdcafbf.tgz" xlink:type="simple">★ Xiaomi Mi 10T/Pro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.0.SJDRUXM/apollo_ru_global_images_V13.0.1.0.SJDRUXM_20220511.0000.00_12.0_global_4f274e5756.tgz" xlink:type="simple">★ Xiaomi Mi 10T/Pro Latest Rus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.0.SJDTWXM/apollo_tw_global_images_V13.0.1.0.SJDTWXM_20220523.0000.00_12.0_global_8146dead93.tgz" xlink:type="simple">★ Xiaomi Mi 10T/Pro Latest TW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.0.SJDTRXM/apollo_tr_global_images_V13.0.1.0.SJDTRXM_20220511.0000.00_12.0_global_35afb99b2c.tgz" xlink:type="simple">★ Xiaomi Mi 10T/Pro Latest TR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5.8.0.RJGMIXM/surya_global_images_V12.5.8.0.RJGMIXM_20220524.0000.00_11.0_global_e2a45f1e0f.tgz" xlink:type="simple">★ POCO X3 NFC Latest Global Stable Version Fastboot File Download</text:a></text:p>
          </table:table-cell>
          <table:table-cell office:value-type="string" calcext:value-type="string">
            <text:p>https://bigota.d.miui.com/V12.5.8.0.RJGMIXM/surya_global_images_V12.5.8.0.RJGMIXM_20220524.0000.00_11.0_global_e2a45f1e0f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7.0.RJGRUXM/surya_ru_global_images_V12.5.7.0.RJGRUXM_20220609.0000.00_11.0_global_3ebf9d333d.tgz" xlink:type="simple">★ POCO X3 NFC Latest Rus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8.0.RJGEUXM/surya_eea_global_images_V12.5.8.0.RJGEUXM_20220530.0000.00_11.0_eea_d1aed3c85f.tgz" xlink:type="simple">★ POCO X3 NFC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8.0.RJGINXM/surya_in_global_images_V12.5.8.0.RJGINXM_20220531.0000.00_11.0_in_ca072a388f.tgz" xlink:type="simple">★ POCO X3 NFC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7.0.RJGIDXM/surya_id_global_images_V12.5.7.0.RJGIDXM_20220608.0000.00_11.0_global_e7f6cc460e.tgz" xlink:type="simple">★ POCO X3 NFC Latest Indone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6.0.RGHINXM/phoenixin_in_global_images_V12.5.6.0.RGHINXM_20211123.0000.00_11.0_in_794e6c1d4f.tgz" xlink:type="simple">★ POCO X2 Latest Ind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c.mi.com/" xlink:type="simple">★ POCO X2 Latest Global Stable Version Fastboot File Download</text:a></text:p>
          </table:table-cell>
          <table:table-cell office:value-type="string" calcext:value-type="string">
            <text:p>https://c.mi.co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.mi.com/" xlink:type="simple">★ POCO M2 Pro Latest Global Stable Version Fastboot File Download</text:a></text:p>
          </table:table-cell>
          <table:table-cell office:value-type="string" calcext:value-type="string">
            <text:p>https://bigota.d.miui.com/V12.0.2.0.QEEMIXM/perseus_global_images_V12.0.2.0.QEEMIXM_20201116.0000.00_10.0_global_bc07f81c47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6.0.RJPINXM/gram_in_global_images_V12.5.6.0.RJPINXM_20220505.0000.00_11.0_in_09130f59f2.tgz" xlink:type="simple">★ POCO M2 Pro Latest Ind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3.0.SJKMIXM/lmi_global_images_V13.0.3.0.SJKMIXM_20220620.0000.00_12.0_global_22ef54d69d.tgz" xlink:type="simple">★ POCO F2 Pro Latest Global Stable Version Fastboot File Download</text:a></text:p>
          </table:table-cell>
          <table:table-cell office:value-type="string" calcext:value-type="string">
            <text:p>https://bigota.d.miui.com/V12.0.2.0.QEEMIXM/perseus_global_images_V12.0.2.0.QEEMIXM_20201116.0000.00_10.0_global_bc07f81c47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c.mi.com/" xlink:type="simple">★ POCO F2 Pro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4.0.SJKEUXM/lmi_eea_global_images_V13.0.4.0.SJKEUXM_20220616.0000.00_12.0_eea_f349b7d0f9.tgz" xlink:type="simple">★ POCO F2 Pro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.0.SJKIDXM/lmi_id_global_images_V13.0.1.0.SJKIDXM_20220413.0000.00_12.0_global_67b7bb1a03.tgz" xlink:type="simple">★ POCO F2 Pro Latest Indone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.0.SJKRUXM/lmi_ru_global_images_V13.0.1.0.SJKRUXM_20220420.0000.00_12.0_global_99277a3637.tgz" xlink:type="simple">★ POCO F2 Pro Latest Rus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.0.SJKTRXM/lmi_tr_global_images_V13.0.1.0.SJKTRXM_20220420.0000.00_12.0_global_da0b9affd2.tgz" xlink:type="simple">★ POCO F2 Pro Latest TR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0.2.0.QEEMIXM/perseus_global_images_V12.0.2.0.QEEMIXM_20201116.0000.00_10.0_global_bc07f81c47.tgz" xlink:type="simple">★ Xiaomi Mi MIX 3 Latest Global Stable Version Fastboot File Download</text:a></text:p>
          </table:table-cell>
          <table:table-cell office:value-type="string" calcext:value-type="string">
            <text:p>https://bigota.d.miui.com/V12.0.2.0.QEEMIXM/perseus_global_images_V12.0.2.0.QEEMIXM_20201116.0000.00_10.0_global_bc07f81c47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0.3.0.QEERUXM/perseus_ru_global_images_V12.0.3.0.QEERUXM_20201123.0000.00_10.0_global_b824f1064f.tgz" xlink:type="simple">★ Xiaomi Mi MIX 3 Latest Russ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0.4.0.PEMMIXM/andromeda_global_images_V12.0.4.0.PEMMIXM_20210324.0000.00_9.0_global_fef9f84dc6.tgz" xlink:type="simple">★Xiaomi Mi MIX3 5G Latest Global Stable Version Fastboot File Download</text:a></text:p>
          </table:table-cell>
          <table:table-cell office:value-type="string" calcext:value-type="string">
            <text:p>https://bigota.d.miui.com/V12.0.4.0.PEMMIXM/andromeda_global_images_V12.0.4.0.PEMMIXM_20210324.0000.00_9.0_global_fef9f84dc6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0.7.0.PEMEUXM/andromeda_eea_global_images_V12.0.7.0.PEMEUXM_20210526.0000.00_9.0_eea_3bae1ef62a.tgz" xlink:type="simple">★Xiaomi Mi MIX 3 5G Latest Europe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0.1.0.PDEMIXM/chiron_global_images_V12.0.1.0.PDEMIXM_20200925.0000.00_9.0_global_7108ed52f4.tgz" xlink:type="simple">★ Xiaomi Mi MIX 2 Latest Global Stable Version Fastboot File Download</text:a></text:p>
          </table:table-cell>
          <table:table-cell office:value-type="string" calcext:value-type="string">
            <text:p>https://bigota.d.miui.com/V12.0.1.0.PDEMIXM/chiron_global_images_V12.0.1.0.PDEMIXM_20200925.0000.00_9.0_global_7108ed52f4.t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igota.d.miui.com/V12.0.3.0.QDGMIXM/polaris_global_images_V12.0.3.0.QDGMIXM_20201228.0000.00_10.0_global_e3e52bf565.tgz" xlink:type="simple">★ Xiaomi Mi MIX 2S Latest Global Stable Version Fastboot File Download</text:a></text:p>
          </table:table-cell>
          <table:table-cell office:value-type="string" calcext:value-type="string">
            <text:p>https://bigota.d.miui.com/V12.0.3.0.QDGMIXM/polaris_global_images_V12.0.3.0.QDGMIXM_20201228.0000.00_10.0_global_e3e52bf565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0.2.0.QDGRUXM/polaris_ru_global_images_V12.0.2.0.QDGRUXM_20201215.0000.00_10.0_global_20be39e4e8.tgz" xlink:type="simple">★ Xiaomi Mi MIX 2S Latest Russ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1.0.2.0.OAHMIXM/lithium_global_images_V11.0.2.0.OAHMIXM_20191023.0000.00_8.0_global_3454b31c75.tgz" xlink:type="simple">★ Xiaomi Mi MIX Latest Global Stable Version Fastboot File Download</text:a></text:p>
          </table:table-cell>
          <table:table-cell office:value-type="string" calcext:value-type="string">
            <text:p>https://bigota.d.miui.com/V11.0.2.0.OAHMIXM/lithium_global_images_V11.0.2.0.OAHMIXM_20191023.0000.00_8.0_global_3454b31c75.t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igota.d.miui.com/V13.0.3.0.SJIMIXM/monet_global_images_V13.0.3.0.SJIMIXM_20220526.0000.00_12.0_global_5790ecea81.tgz" xlink:type="simple">★ Xiaomi Mi 10 Lite 5G Latest Global Stable Version Fastboot File Download</text:a></text:p>
          </table:table-cell>
          <table:table-cell office:value-type="string" calcext:value-type="string">
            <text:p>https://bigota.d.miui.com/V11.0.2.0.OAHMIXM/lithium_global_images_V11.0.2.0.OAHMIXM_20191023.0000.00_8.0_global_3454b31c75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3.0.SJIEUXM/monet_eea_global_images_V13.0.3.0.SJIEUXM_20220519.0000.00_12.0_eea_81e06a9ea8.tgz" xlink:type="simple">★ Xiaomi Mi 10 Lite 5G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2.0.SJITWXM/monet_tw_global_images_V13.0.2.0.SJITWXM_20220526.0000.00_12.0_global_8572f1d1e8.tgz" xlink:type="simple">★ Xiaomi Mi 10 Lite 5G Latest TW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2.0.SJAMIXM/cmi_global_images_V13.0.2.0.SJAMIXM_20220420.0000.00_12.0_global_230a8b9cac.tgz" xlink:type="simple">★ Xiaomi Mi 10 Pro Latest Global Stable Version Fastboot File Download</text:a></text:p>
          </table:table-cell>
          <table:table-cell office:value-type="string" calcext:value-type="string">
            <text:p>https://bigota.d.miui.com/V13.0.2.0.SJAMIXM/cmi_global_images_V13.0.2.0.SJAMIXM_20220420.0000.00_12.0_global_230a8b9cac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3.0.SJAEUXM/cmi_eea_global_images_V13.0.3.0.SJAEUXM_20220602.0000.00_12.0_eea_7f2efbc5e2.tgz" xlink:type="simple">★ Xiaomi Mi 10 Pro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c.mi.com/" xlink:type="simple">★ Xiaomi Mi 10 Pro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c.mi.com/" xlink:type="simple">★ Xiaomi Mi 10 Pro Latest TR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4.0.SJBMIXM/umi_global_images_V13.0.4.0.SJBMIXM_20220519.0000.00_12.0_global_6f5289a62a.tgz" xlink:type="simple">★ Xiaomi Mi 10 Latest Global Stable Version Fastboot File Download</text:a></text:p>
          </table:table-cell>
          <table:table-cell office:value-type="string" calcext:value-type="string">
            <text:p>https://bigota.d.miui.com/V13.0.4.0.SJBMIXM/umi_global_images_V13.0.4.0.SJBMIXM_20220519.0000.00_12.0_global_6f5289a62a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5.0.SJBEUXM/umi_eea_global_images_V13.0.5.0.SJBEUXM_20220525.0000.00_12.0_eea_7dec7aa093.tgz" xlink:type="simple">★ Xiaomi Mi 10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4.0.SJBINXM/umi_in_global_images_V13.0.4.0.SJBINXM_20220531.0000.00_12.0_in_4418404e3e.tgz" xlink:type="simple">★ Xiaomi Mi 10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.0.SJBRUXM/umi_ru_global_images_V13.0.1.0.SJBRUXM_20220422.0000.00_12.0_global_ae822ec60c.tgz" xlink:type="simple">★ Xiaomi Mi 10 Latest Rus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3.0.SJBIDXM/umi_id_global_images_V13.0.3.0.SJBIDXM_20220508.0000.00_12.0_global_a09ce20741.tgz" xlink:type="simple">★ Xiaomi Mi 10 Latest Indone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.0.RFDEUXM/tucana_eea_global_images_V13.0.1.0.RFDEUXM_20220412.0000.00_11.0_eea_075960c981.tgz" xlink:type="simple">★ Xiaomi Mi Note 10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2.0.RFDRUXM/tucana_ru_global_images_V13.0.2.0.RFDRUXM_20220428.0000.00_11.0_global_1de7ca8b1c.tgz" xlink:type="simple">★ Xiaomi Mi Note 10 Latest Russ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1.0.RFDMIXM/tucana_global_images_V13.0.1.0.RFDMIXM_20220412.0000.00_11.0_global_0d7a636e93.tgz" xlink:type="simple">★ Xiaomi Mi Note 10 Latest Global Stable Version Fastboot File Download</text:a></text:p>
          </table:table-cell>
          <table:table-cell office:value-type="string" calcext:value-type="string">
            <text:p>https://bigota.d.miui.com/V13.0.1.0.RFDMIXM/tucana_global_images_V13.0.1.0.RFDMIXM_20220412.0000.00_11.0_global_0d7a636e93.t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igota.d.miui.com/V13.0.2.0.SFNMIXM/toco_global_images_V13.0.2.0.SFNMIXM_20220531.0000.00_12.0_global_fcd69ada71.tgz" xlink:type="simple">★ Xiaomi Mi Note 10 Lite Latest Global Stable Version Fastboot File Download</text:a></text:p>
          </table:table-cell>
          <table:table-cell office:value-type="string" calcext:value-type="string">
            <text:p>https://bigota.d.miui.com/V13.0.2.0.SFNMIXM/toco_global_images_V13.0.2.0.SFNMIXM_20220531.0000.00_12.0_global_fcd69ada71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c.mi.com/" xlink:type="simple">★ Xiaomi Mi Note 10 Lite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2.0.SFNEUXM/toco_eea_global_images_V13.0.2.0.SFNEUXM_20220512.0000.00_12.0_eea_c214d3797f.tgz" xlink:type="simple">★ Xiaomi Mi Note 10 Lite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3.0.SFNRUXM/toco_ru_global_images_V13.0.3.0.SFNRUXM_20220527.0000.00_12.0_global_60572798f1.tgz" xlink:type="simple">★ Xiaomi Mi Note 10 Lite Latest Rus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3.0.SFNRUXM/toco_ru_global_images_V13.0.3.0.SFNRUXM_20220527.0000.00_12.0_global_60572798f1.tgz" xlink:type="simple">★ Xiaomi Mi Note 10 Lite Latest Russ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3.0.1.0.RFDMIXM/tucana_global_images_V13.0.1.0.RFDMIXM_20220412.0000.00_11.0_global_0d7a636e93.tgz" xlink:type="simple">★ Xiaomi Mi Note 10 Pro Latest Global Stable Version Fastboot File Download</text:a></text:p>
          </table:table-cell>
          <table:table-cell office:value-type="string" calcext:value-type="string">
            <text:p>https://bigota.d.miui.com/V13.0.1.0.RFDMIXM/tucana_global_images_V13.0.1.0.RFDMIXM_20220412.0000.00_11.0_global_0d7a636e93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3.0.2.0.RFDRUXM/tucana_ru_global_images_V13.0.2.0.RFDRUXM_20220428.0000.00_11.0_global_1de7ca8b1c.tgz" xlink:type="simple">★ Xiaomi Mi Note 10 Pro Latest Rus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3.0.1.0.RFDEUXM/tucana_eea_global_images_V13.0.1.0.RFDEUXM_20220412.0000.00_11.0_eea_075960c981.tgz" xlink:type="simple">★ Xiaomi Mi Note 10 Pro Latest Europe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5.1.0.RFAMIXM/cepheus_global_images_V12.5.1.0.RFAMIXM_20210611.0000.00_11.0_global_13a7fa1fb4.tgz" xlink:type="simple">★ Xiaomi Mi 9 Latest Global Stable Version Fastboot File Download</text:a></text:p>
          </table:table-cell>
          <table:table-cell office:value-type="string" calcext:value-type="string">
            <text:p>https://bigota.d.miui.com/V12.5.1.0.RFAMIXM/cepheus_global_images_V12.5.1.0.RFAMIXM_20210611.0000.00_11.0_global_13a7fa1fb4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2.0.RFAEUXM/cepheus_eea_global_images_V12.5.2.0.RFAEUXM_20211112.0000.00_11.0_eea_655e654e8a.tgz" xlink:type="simple">★ Xiaomi Mi 9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2.0.RFARUXM/cepheus_ru_global_images_V12.5.2.0.RFARUXM_20210715.0000.00_11.0_global_c77976159b.tgz" xlink:type="simple">★ Xiaomi Mi 9 Latest Russ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5.1.0.RFBMIXM/grus_global_images_V12.5.1.0.RFBMIXM_20210516.0000.00_11.0_global_a86a2a426e.tgz" xlink:type="simple">★ Xiaomi Mi 9 SE Latest Global Stable Version Fastboot File Download</text:a></text:p>
          </table:table-cell>
          <table:table-cell office:value-type="string" calcext:value-type="string">
            <text:p>https://bigota.d.miui.com/V12.5.1.0.RFAMIXM/cepheus_global_images_V12.5.1.0.RFAMIXM_20210611.0000.00_11.0_global_13a7fa1fb4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1.0.RFBEUXM/grus_eea_global_images_V12.5.1.0.RFBEUXM_20210526.0000.00_11.0_eea_0f94ab4db4.tgz" xlink:type="simple">★ Xiaomi Mi 9 SE Latest Europe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1.4.0.RFJMIXM/davinci_global_images_V12.1.4.0.RFJMIXM_20210727.0000.00_11.0_global_9ce20c36aa.tgz" xlink:type="simple">★ Xiaomi Mi 9T Latest Global Stable Version Fastboot File Download</text:a></text:p>
          </table:table-cell>
          <table:table-cell office:value-type="string" calcext:value-type="string">
            <text:p>https://bigota.d.miui.com/V12.1.4.0.RFJMIXM/davinci_global_images_V12.1.4.0.RFJMIXM_20210727.0000.00_11.0_global_9ce20c36aa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1.2.0.RFJRUXM/davinci_ru_global_images_V12.1.2.0.RFJRUXM_20210826.0000.00_11.0_global_5ade4f8932.tgz" xlink:type="simple">★ Xiaomi Mi 9T Latest Rus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1.1.0.RFJEUXM/davinci_eea_global_images_V12.1.1.0.RFJEUXM_20210903.0000.00_11.0_eea_3c22137238.tgz" xlink:type="simple">★ Xiaomi Mi 9T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1.4.0.RFJINXM/davinciin_in_global_images_V12.1.4.0.RFJINXM_20210713.0000.00_11.0_in_d75547fd02.tgz" xlink:type="simple">★ Redmi K20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1.0.RFKINXM/raphaelin_in_global_images_V12.5.1.0.RFKINXM_20210629.0000.00_11.0_in_7c0b378286.tgz" xlink:type="simple">★ Redmi K20 Pro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1.0.RFKEUXM/raphael_eea_global_images_V12.5.1.0.RFKEUXM_20210626.0000.00_11.0_eea_8ee14b40c4.tgz" xlink:type="simple">★ Xiaomi Mi 9T Pro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1.0.RFKRUXM/raphael_ru_global_images_V12.5.1.0.RFKRUXM_20210706.0000.00_11.0_global_38dc64e062.tgz" xlink:type="simple">★ Xiaomi Mi 9T Pro Latest Russ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5.2.0.RFKMIXM/raphael_global_images_V12.5.2.0.RFKMIXM_20210809.0000.00_11.0_global_71aaa1f8dd.tgz" xlink:type="simple">★ Xiaomi Mi 9T Pro Latest Global Stable Version Fastboot File Download</text:a></text:p>
          </table:table-cell>
          <table:table-cell office:value-type="string" calcext:value-type="string">
            <text:p>https://bigota.d.miui.com/V12.5.2.0.RFKMIXM/raphael_global_images_V12.5.2.0.RFKMIXM_20210809.0000.00_11.0_global_71aaa1f8dd.t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igota.d.miui.com/V12.5.2.0.RFCMIXM/pyxis_global_images_V12.5.2.0.RFCMIXM_20210713.0000.00_11.0_global_4a76dc08d2.tgz" xlink:type="simple">★ Xiaomi Mi 9 Lite Latest Global Stable Version Fastboot File Download</text:a></text:p>
          </table:table-cell>
          <table:table-cell office:value-type="string" calcext:value-type="string">
            <text:p>https://bigota.d.miui.com/V12.5.2.0.RFCMIXM/pyxis_global_images_V12.5.2.0.RFCMIXM_20210713.0000.00_11.0_global_4a76dc08d2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6.0.RFCRUXM/pyxis_ru_global_images_V12.5.6.0.RFCRUXM_20220620.0000.00_11.0_global_ab8f7f5f4f.tgz" xlink:type="simple">★ Xiaomi Mi 9 Lite Latest Rus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0.10.0.QFCEUXM/pyxis_eea_global_images_V12.0.10.0.QFCEUXM_20210802.0000.00_10.0_eea_604282bbf4.tgz" xlink:type="simple">★ Xiaomi Mi 9 Lite Latest Europe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0.3.0.QEAMIXM/dipper_global_images_V12.0.3.0.QEAMIXM_20211213.0000.00_10.0_global_911d49e79e.tgz" xlink:type="simple">★ Xiaomi Mi 8 Latest Global Stable Version Fastboot File Download</text:a></text:p>
          </table:table-cell>
          <table:table-cell office:value-type="string" calcext:value-type="string">
            <text:p>https://bigota.d.miui.com/V12.0.3.0.QEAMIXM/dipper_global_images_V12.0.3.0.QEAMIXM_20211213.0000.00_10.0_global_911d49e79e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0.2.0.QEARUXM/dipper_ru_global_images_V12.0.2.0.QEARUXM_20211213.0000.00_10.0_global_de059bdd58.tgz" xlink:type="simple">★ Xiaomi Mi 8 Latest Russ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0.3.0.QDTMIXM/platina_global_images_V12.0.3.0.QDTMIXM_20200914.0000.00_10.0_global_5f4bd74ec8.tgz" xlink:type="simple">★ Xiaomi Mi 8 Lite Latest Global Stable Version Fastboot File Download</text:a></text:p>
          </table:table-cell>
          <table:table-cell office:value-type="string" calcext:value-type="string">
            <text:p>https://bigota.d.miui.com/V12.0.3.0.QDTMIXM/platina_global_images_V12.0.3.0.QDTMIXM_20200914.0000.00_10.0_global_5f4bd74ec8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0.1.0.QDTRUXM/platina_ru_global_images_V12.0.1.0.QDTRUXM_20200904.0000.00_10.0_global_f145b74fea.tgz" xlink:type="simple">★ Xiaomi Mi 8 Lite Latest Russ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0.2.0.QECMIXM/equuleus_global_images_V12.0.2.0.QECMIXM_20211230.0000.00_10.0_global_ead4b63bb6.tgz" xlink:type="simple">★ Xiaomi Mi 8 Pro Latest Global Stable Version Fastboot File Download</text:a></text:p>
          </table:table-cell>
          <table:table-cell office:value-type="string" calcext:value-type="string">
            <text:p>https://bigota.d.miui.com/V12.0.2.0.QECMIXM/equuleus_global_images_V12.0.2.0.QECMIXM_20211230.0000.00_10.0_global_ead4b63bb6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0.2.0.QECRUXM/equuleus_ru_global_images_V12.0.2.0.QECRUXM_20211231.0000.00_10.0_global_084e292445.tgz" xlink:type="simple">★ Xiaomi Mi 8 Pro Latest Russ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1.0.6.0.PCAMIXM/sagit_global_images_V11.0.6.0.PCAMIXM_20200308.0000.00_9.0_global_4e37806e9f.tgz" xlink:type="simple">★Xiaomi Mi 6 Latest Global Stable Version Fastboot File Download</text:a></text:p>
          </table:table-cell>
          <table:table-cell office:value-type="string" calcext:value-type="string">
            <text:p>https://bigota.d.miui.com/V12.0.2.0.QECMIXM/equuleus_global_images_V12.0.2.0.QECMIXM_20211230.0000.00_10.0_global_ead4b63bb6.t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igota.d.miui.com/V10.2.2.0.OAAMIXM/gemini_global_images_V10.2.2.0.OAAMIXM_20190115.0000.00_8.0_global_d05f4a2bfd.tgz" xlink:type="simple">★ Xiaomi Mi 5 Latest Global Stable Version Fastboot File Download</text:a></text:p>
          </table:table-cell>
          <table:table-cell office:value-type="string" calcext:value-type="string">
            <text:p>https://bigota.d.miui.com/V12.0.2.0.QECMIXM/equuleus_global_images_V12.0.2.0.QECMIXM_20211230.0000.00_10.0_global_ead4b63bb6.t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igota.d.miui.com/V10.2.3.0.OAGMIXM/capricorn_global_images_V10.2.3.0.OAGMIXM_20190426.0000.00_8.0_global_1d88b180f1.tgz" xlink:type="simple">★ Xiaomi Mi 5s Latest Global Stable Version Fastboot File Download</text:a></text:p>
          </table:table-cell>
          <table:table-cell office:value-type="string" calcext:value-type="string">
            <text:p>https://bigota.d.miui.com/V10.2.3.0.OAGMIXM/capricorn_global_images_V10.2.3.0.OAGMIXM_20190426.0000.00_8.0_global_1d88b180f1.t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igota.d.miui.com/V10.2.4.0.OBGMIXM/natrium_global_images_V10.2.4.0.OBGMIXM_20190424.0000.00_8.0_global_07f157530a.tgz" xlink:type="simple">★ Xiaomi Mi 5s Plus Latest Global Stable Version Fastboot File Download</text:a></text:p>
          </table:table-cell>
          <table:table-cell office:value-type="string" calcext:value-type="string">
            <text:p>https://bigota.d.miui.com/V10.2.4.0.OBGMIXM/natrium_global_images_V10.2.4.0.OBGMIXM_20190424.0000.00_8.0_global_07f157530a.t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igota.d.miui.com/V9.5.7.0.MXDMIFA/cancro_global_images_V9.5.7.0.MXDMIFA_20180815.0000.00_6.0_global_bbfc0f3951.tgz" xlink:type="simple">★Xiaomi Mi 3/4 Latest Global Stable Version Fastboot File Download</text:a></text:p>
          </table:table-cell>
          <table:table-cell office:value-type="string" calcext:value-type="string">
            <text:p>https://bigota.d.miui.com/V9.5.7.0.MXDMIFA/cancro_global_images_V9.5.7.0.MXDMIFA_20180815.0000.00_6.0_global_bbfc0f3951.t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igota.d.miui.com/V11.0.2.0.OADMIXM/scorpio_global_images_V11.0.2.0.OADMIXM_20191023.0000.00_8.0_global_c8b7caa59d.tgz" xlink:type="simple">★ Xiaomi Mi Note 2 Latest Global Stable Version Fastboot File Download</text:a></text:p>
          </table:table-cell>
          <table:table-cell office:value-type="string" calcext:value-type="string">
            <text:p>https://bigota.d.miui.com/V11.0.2.0.OADMIXM/scorpio_global_images_V11.0.2.0.OADMIXM_20191023.0000.00_8.0_global_c8b7caa59d.t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igota.d.miui.com/V9.2.2.0.LXAMIEK/aries_global_images_V9.2.2.0.LXAMIEK_20180117.0000.00_5.0_global_2b5d73471b.tgz" xlink:type="simple">★ Xiaomi Mi 2/2S Latest Global Stable Version Fastboot File Download</text:a></text:p>
          </table:table-cell>
          <table:table-cell office:value-type="string" calcext:value-type="string">
            <text:p>https://bigota.d.miui.com/V11.0.2.0.OADMIXM/scorpio_global_images_V11.0.2.0.OADMIXM_20191023.0000.00_8.0_global_c8b7caa59d.t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igota.d.miui.com/V12.5.11.0.RJQMIXM/lime_global_images_V12.5.11.0.RJQMIXM_20220516.0000.00_11.0_global_7758108419.tgz" xlink:type="simple">★ Redmi Note 9 4G Latest Global Stable Version Fastboot File Download</text:a></text:p>
          </table:table-cell>
          <table:table-cell office:value-type="string" calcext:value-type="string">
            <text:p>https://bigota.d.miui.com/V12.5.11.0.RJQMIXM/lime_global_images_V12.5.11.0.RJQMIXM_20220516.0000.00_11.0_global_7758108419.t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igota.d.miui.com/V12.5.5.0.RJWMIXM/curtana_global_images_V12.5.5.0.RJWMIXM_20220328.0000.00_11.0_global_c0c4fe1c81.tgz" xlink:type="simple">★ Xiaomi Redmi Note 9S Latest Global Stable Version Fastboot File Download</text:a></text:p>
          </table:table-cell>
          <table:table-cell office:value-type="string" calcext:value-type="string">
            <text:p>https://bigota.d.miui.com/V12.5.5.0.RJWMIXM/curtana_global_images_V12.5.5.0.RJWMIXM_20220328.0000.00_11.0_global_c0c4fe1c81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5.0.RJWINXM/curtana_in_global_images_V12.5.5.0.RJWINXM_20220410.0000.00_11.0_in_9d286ca987.tgz" xlink:type="simple">★ Xiaomi Redmi Note 9S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4.0.RJWRUXM/curtana_ru_global_images_V12.5.4.0.RJWRUXM_20220417.0000.00_11.0_global_64525c3561.tgz" xlink:type="simple">★ Xiaomi Redmi Note 9S Latest Rus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6.0.RJWEUXM/curtana_eea_global_images_V12.5.6.0.RJWEUXM_20220411.0000.00_11.0_eea_11e7fa3534.tgz" xlink:type="simple">★ Xiaomi Redmi Note 9S Latest Europe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5.7.0.RJZMIXM/joyeuse_global_images_V12.5.7.0.RJZMIXM_20220428.0000.00_11.0_global_c07b414ae3.tgz" xlink:type="simple">★ Xiaomi Redmi Note 9 Pro Latest Global Stable Version Fastboot File Download</text:a></text:p>
          </table:table-cell>
          <table:table-cell office:value-type="string" calcext:value-type="string">
            <text:p>https://bigota.d.miui.com/V12.5.7.0.RJZMIXM/joyeuse_global_images_V12.5.7.0.RJZMIXM_20220428.0000.00_11.0_global_c07b414ae3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8.0.RJZEUXM/joyeuse_eea_global_images_V12.5.8.0.RJZEUXM_20220324.0000.00_11.0_eea_dd7e4da907.tgz" xlink:type="simple">★ Xiaomi Redmi Note 9 Pro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4.0.RJZRUXM/joyeuse_ru_global_images_V12.5.4.0.RJZRUXM_20220415.0000.00_11.0_global_c38d5f4ad6.tgz" xlink:type="simple">★ Xiaomi Redmi Note 9 Pro Latest Rus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5.0.RJOIDXM/merlin_id_global_images_V12.5.5.0.RJOIDXM_20220411.0000.00_11.0_global_828755a93a.tgz" xlink:type="simple">★ Xiaomi Redmi Note 9 Latest Indones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5.4.0.RJOMIXM/merlin_global_images_V12.5.4.0.RJOMIXM_20220325.0000.00_11.0_global_ddab954d67.tgz" xlink:type="simple">★ Xiaomi Redmi Note 9 Latest Global Stable Version Fastboot File Download</text:a></text:p>
          </table:table-cell>
          <table:table-cell office:value-type="string" calcext:value-type="string">
            <text:p>https://bigota.d.miui.com/V12.5.4.0.RJOMIXM/merlin_global_images_V12.5.4.0.RJOMIXM_20220325.0000.00_11.0_global_ddab954d67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6.0.RJOEUXM/merlin_eea_global_images_V12.5.6.0.RJOEUXM_20220523.0000.00_11.0_eea_9e54d33cd1.tgz" xlink:type="simple">★ Xiaomi Redmi Note 9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6.0.RJOINXM/merlin_in_global_images_V12.5.6.0.RJOINXM_20220629.0000.00_11.0_in_c1e1eb6fd5.tgz" xlink:type="simple">★ Xiaomi Redmi Note 9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5.0.RJORUXM/merlin_ru_global_images_V12.5.5.0.RJORUXM_20220513.0000.00_11.0_global_3a8216d7f6.tgz" xlink:type="simple">★ Xiaomi Redmi Note 9 Latest Rus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6.0.RJXINXM/excalibur_in_global_images_V12.5.6.0.RJXINXM_20220406.0000.00_11.0_in_3c33be66d4.tgz" xlink:type="simple">★ Xiaomi Redmi Note 9 Pro Max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7.0.RJOTWXM/merlin_tw_global_images_V12.5.7.0.RJOTWXM_20220617.0000.00_11.0_global_683159bbb7.tgz" xlink:type="simple">★ Xiaomi Redmi Note 9 Latest TW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2.0.RJZTWXM/joyeuse_tw_global_images_V12.5.2.0.RJZTWXM_20220421.0000.00_11.0_global_3eaaae0c5c.tgz" xlink:type="simple">★ Xiaomi Redmi Note 9 Pro Latest TW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4.0.RJOTRXM/merlin_tr_global_images_V12.5.4.0.RJOTRXM_20220414.0000.00_11.0_global_8f7c9fc6e0.tgz" xlink:type="simple">★ Xiaomi Redmi Note 9 Latest TR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4.0.RJZTRXM/joyeuse_tr_global_images_V12.5.4.0.RJZTRXM_20220418.0000.00_11.0_global_a199a336f9.tgz" xlink:type="simple">★ Xiaomi Redmi Note 9 Pro Latest TR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5.0.RJWTRXM/curtana_tr_global_images_V12.5.5.0.RJWTRXM_20220418.0000.00_11.0_global_50ed8e74bc.tgz" xlink:type="simple">★ Xiaomi Redmi Note 9S Latest TR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5.11.0.RJQMIXM/lime_global_images_V12.5.11.0.RJQMIXM_20220516.0000.00_11.0_global_7758108419.tgz" xlink:type="simple">★ Redmi 9T Latest Global Stable Version Fastboot File Download</text:a></text:p>
          </table:table-cell>
          <table:table-cell office:value-type="string" calcext:value-type="string">
            <text:p>https://bigota.d.miui.com/V12.5.11.0.RJQMIXM/lime_global_images_V12.5.11.0.RJQMIXM_20220516.0000.00_11.0_global_7758108419.t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igota.d.miui.com/V12.5.11.0.RJQMIXM/lime_global_images_V12.5.11.0.RJQMIXM_20220516.0000.00_11.0_global_7758108419.tgz" xlink:type="simple">★ Redmi 9 Power Latest Global Stable Version Fastboot File Download</text:a></text:p>
          </table:table-cell>
          <table:table-cell office:value-type="string" calcext:value-type="string">
            <text:p>https://bigota.d.miui.com/V12.5.11.0.RJQMIXM/lime_global_images_V12.5.11.0.RJQMIXM_20220516.0000.00_11.0_global_7758108419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4.0.RJQTWXM/lime_tw_global_images_V12.5.4.0.RJQTWXM_20220608.0000.00_11.0_global_7102361e23.tgz" xlink:type="simple">★ Redmi 9T Latest TW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7.0.RJQRUXM/lime_ru_global_images_V12.5.7.0.RJQRUXM_20220601.0000.00_11.0_global_aa30b68fab.tgz" xlink:type="simple">★ Redmi 9T Latest RU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5.0.RJQTRXM/lime_tr_global_images_V12.5.5.0.RJQTRXM_20220602.0000.00_11.0_global_f3417c31b6.tgz" xlink:type="simple">★ Redmi 9T Latest TR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8.0.RJQEUXM/lime_eea_global_images_V12.5.8.0.RJQEUXM_20220531.0000.00_11.0_eea_b902045275.tgz" xlink:type="simple">★ Redmi 9T Latest EEA Stable Version Fastboot File Download</text:a></text:p>
          </table:table-cell>
          <table:table-cell office:value-type="string" calcext:value-type="string">
            <text:p>https://bigota.d.miui.com/V12.5.8.0.RJQEUXM/lime_eea_global_images_V12.5.8.0.RJQEUXM_20220531.0000.00_11.0_eea_b902045275.t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igota.d.miui.com/V12.0.13.0.QCSMIXM/angelican_global_images_V12.0.13.0.QCSMIXM_20220610.0000.00_10.0_global_4a8efedfed.tgz" xlink:type="simple">★ Xiaomi Redmi 9C NFC Latest Global Stable Version Fastboot File Download</text:a></text:p>
          </table:table-cell>
          <table:table-cell office:value-type="string" calcext:value-type="string">
            <text:p>https://bigota.d.miui.com/V12.5.11.0.RJQMIXM/lime_global_images_V12.5.11.0.RJQMIXM_20220516.0000.00_11.0_global_7758108419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3.0.RCSEUXM/angelican_eea_global_images_V12.5.3.0.RCSEUXM_20220622.0000.00_11.0_eea_5e3246a8f0.tgz" xlink:type="simple">★ Xiaomi Redmi 9C NFC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0.14.0.QCSRUXM/angelican_ru_global_images_V12.0.14.0.QCSRUXM_20220617.0000.00_10.0_global_f29d4ab5d0.tgz" xlink:type="simple">★ Xiaomi Redmi 9C NFC Latest Russ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0.22.0.QCRMIXM/angelica_global_images_V12.0.22.0.QCRMIXM_20220613.0000.00_10.0_global_d04690ed40.tgz" xlink:type="simple">★ Xiaomi Redmi 9C Latest Global Stable Version Fastboot File Download</text:a></text:p>
          </table:table-cell>
          <table:table-cell office:value-type="string" calcext:value-type="string">
            <text:p>https://bigota.d.miui.com/V12.0.22.0.QCRMIXM/angelica_global_images_V12.0.22.0.QCRMIXM_20220613.0000.00_10.0_global_d04690ed40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0.13.0.QCREUXM/angelica_eea_global_images_V12.0.13.0.QCREUXM_20220521.0000.00_10.0_eea_2a54efa014.tgz" xlink:type="simple">★ Xiaomi Redmi 9C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0.13.0.QCRIDXM/angelica_id_global_images_V12.0.13.0.QCRIDXM_20220609.0000.00_10.0_global_04ff881b0c.tgz" xlink:type="simple">★ Xiaomi Redmi 9C Latest Indone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0.12.0.QCRTRXM/angelica_tr_global_images_V12.0.12.0.QCRTRXM_20220620.0000.00_10.0_global_848c3f5d6c.tgz" xlink:type="simple">★ Xiaomi Redmi 9C Latest TR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0.20.0.QCDMIXM/dandelion_global_images_V12.0.20.0.QCDMIXM_20220514.0000.00_10.0_global_6a8b711e57.tgz" xlink:type="simple">★ Xiaomi Redmi 9A Latest Global Stable Version Fastboot File Download</text:a></text:p>
          </table:table-cell>
          <table:table-cell office:value-type="string" calcext:value-type="string">
            <text:p>https://bigota.d.miui.com/V12.0.22.0.QCRMIXM/angelica_global_images_V12.0.22.0.QCRMIXM_20220613.0000.00_10.0_global_d04690ed40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0.19.0.QCDEUXM/dandelion_eea_global_images_V12.0.19.0.QCDEUXM_20220517.0000.00_10.0_eea_ef7a553dcb.tgz" xlink:type="simple">★ Xiaomi Redmi 9A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0.16.0.QCDRUXM/dandelion_ru_global_images_V12.0.16.0.QCDRUXM_20220511.0000.00_10.0_global_3f1c34a35f.tgz" xlink:type="simple">★ Xiaomi Redmi 9A Latest Rus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0.24.0.QCDINXM/dandelion_in_global_images_V12.0.24.0.QCDINXM_20220610.0000.00_10.0_in_c513245b88.tgz" xlink:type="simple">★ Xiaomi Redmi 9A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0.13.0.QCDIDXM/dandelion_id_global_images_V12.0.13.0.QCDIDXM_20220518.0000.00_10.0_global_8ad85de046.tgz" xlink:type="simple">★ Xiaomi Redmi 9A Latest Indone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0.7.0.QCDTRXM/dandelion_tr_global_images_V12.0.7.0.QCDTRXM_20210820.0000.00_10.0_global_4b310a9ca3.tgz" xlink:type="simple">★ Xiaomi Redmi 9A Latest TR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5.5.0.RJCMIXM/lancelot_global_images_V12.5.5.0.RJCMIXM_20220407.0000.00_11.0_global_182fb03702.tgz" xlink:type="simple">★ Xiaomi Redmi 9 Latest Global Stable Version Fastboot File Download</text:a></text:p>
          </table:table-cell>
          <table:table-cell office:value-type="string" calcext:value-type="string">
            <text:p>https://bigota.d.miui.com/V12.5.5.0.RJCMIXM/lancelot_global_images_V12.5.5.0.RJCMIXM_20220407.0000.00_11.0_global_182fb03702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5.0.RJCEUXM/lancelot_eea_global_images_V12.5.5.0.RJCEUXM_20220414.0000.00_11.0_eea_19d5881830.tgz" xlink:type="simple">★ Xiaomi Redmi 9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4.0.RJCRUXM/lancelot_ru_global_images_V12.5.4.0.RJCRUXM_20220412.0000.00_11.0_global_15c78e0a80.tgz" xlink:type="simple">★ Xiaomi Redmi 9 Latest Rus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4.0.RJCINXM/lancelot_in_global_images_V12.5.4.0.RJCINXM_20220411.0000.00_11.0_in_3cd9e4f9cd.tgz" xlink:type="simple">★ Xiaomi Redmi 9 Prime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4.0.RJCIDXM/lancelot_id_global_images_V12.5.4.0.RJCIDXM_20220516.0000.00_11.0_global_d6b53282a0.tgz" xlink:type="simple">★ Xiaomi Redmi 9 Latest Indone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0.17.0.QCTINXM/cattail_in_global_images_V12.0.17.0.QCTINXM_20220606.0000.00_10.0_in_7aefd9b9bc.tgz" xlink:type="simple">★ Xiaomi Redmi 9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3.0.QCNMIXM/olive_global_images_V12.5.3.0.QCNMIXM_20211025.0000.00_10.0_global_6a997c5b52.tgz" xlink:type="simple">★ Xiaomi Redmi 8 Latest Globl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2.0.QCNEUXM/olive_eea_global_images_V12.5.2.0.QCNEUXM_20211010.0000.00_10.0_eea_d9e49226a8.tgz" xlink:type="simple">★ Xiaomi Redmi 8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3.0.QCNRUXM/olive_ru_global_images_V12.5.3.0.QCNRUXM_20211026.0000.00_10.0_global_4eb72c552e.tgz" xlink:type="simple">★ Xiaomi Redmi 8 Latest Rus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2.0.QCNINXM/olive_in_global_images_V12.5.2.0.QCNINXM_20211010.0000.00_10.0_in_1ea0749243.tgz" xlink:type="simple">★ Xiaomi Redmi 8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2.0.QCNIDXM/olive_id_global_images_V12.5.2.0.QCNIDXM_20220411.0000.00_10.0_global_036a59e870.tgz" xlink:type="simple">★ Xiaomi Redmi 8 Latest Indones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5.2.0.QCPMIXM/olivelite_global_images_V12.5.2.0.QCPMIXM_20211025.0000.00_10.0_global_213ef1784d.tgz" xlink:type="simple">★ Xiaomi Redmi 8A Latest Global Stable Version Fastboot File Download</text:a></text:p>
          </table:table-cell>
          <table:table-cell office:value-type="string" calcext:value-type="string">
            <text:p>https://bigota.d.miui.com/V12.5.2.0.QCPMIXM/olivelite_global_images_V12.5.2.0.QCPMIXM_20211025.0000.00_10.0_global_213ef1784d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3.0.QCPEUXM/olivelite_eea_global_images_V12.5.3.0.QCPEUXM_20211026.0000.00_10.0_eea_417695605c.tgz" xlink:type="simple">★ Xiaomi Redmi 8A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2.0.QCPRUXM/olivelite_ru_global_images_V12.5.2.0.QCPRUXM_20211010.0000.00_10.0_global_0b46f1d117.tgz" xlink:type="simple">★ Xiaomi Redmi 8A Latest Rus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2.0.QCPINXM/olivelite_in_global_images_V12.5.2.0.QCPINXM_20211010.0000.00_10.0_in_2070760cb5.tgz" xlink:type="simple">★ Xiaomi Redmi 8A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2.0.QCPIDXM/olivelite_id_global_images_V12.5.2.0.QCPIDXM_20220411.0000.00_10.0_global_f6814c69e6.tgz" xlink:type="simple">★ Xiaomi Redmi 8A Latest Indone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2.0.QCQIDXM/olivewood_id_global_images_V12.5.2.0.QCQIDXM_20220516.0000.00_10.0_global_3000b1e4ce.tgz" xlink:type="simple">★ Xiaomi Redmi 8A Pro Latest Indones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5.1.0.RGGMIXM/begonia_global_images_V12.5.1.0.RGGMIXM_20210629.0000.00_11.0_global_73e7592b66.tgz" xlink:type="simple">★ Xiaomi Redmi Note 8 Pro Latest Global Stable Version Fastboot File Download</text:a></text:p>
          </table:table-cell>
          <table:table-cell office:value-type="string" calcext:value-type="string">
            <text:p>https://bigota.d.miui.com/V12.5.1.0.RGGMIXM/begonia_global_images_V12.5.1.0.RGGMIXM_20210629.0000.00_11.0_global_73e7592b66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7.0.RGGEUXM/begonia_eea_global_images_V12.5.7.0.RGGEUXM_20220517.0000.00_11.0_eea_62683cf274.tgz" xlink:type="simple">★ Xiaomi Redmi Note 8 Pro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3.0.RGGRUXM/begonia_ru_global_images_V12.5.3.0.RGGRUXM_20211026.0000.00_11.0_global_b60bc9f19d.tgz" xlink:type="simple">★ Xiaomi Redmi Note 8 Pro Latest Russ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5.2.0.RCOMIXM/ginkgo_global_images_V12.5.2.0.RCOMIXM_20220216.0000.00_11.0_global_da0a599e0c.tgz" xlink:type="simple">★ Xiaomi Redmi Note 8 Latest Global Stable Version Fastboot File Download</text:a></text:p>
          </table:table-cell>
          <table:table-cell office:value-type="string" calcext:value-type="string">
            <text:p>https://bigota.d.miui.com/V12.5.2.0.RCOMIXM/ginkgo_global_images_V12.5.2.0.RCOMIXM_20220216.0000.00_11.0_global_da0a599e0c.t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igota.d.miui.com/V12.5.4.0.RCXMIXM/willow_global_images_V12.5.4.0.RCXMIXM_20220218.0000.00_11.0_global_dcd1123b46.tgz" xlink:type="simple">★ Xiaomi Redmi Note 8T Latest Global Stable Version Fastboot File Download</text:a></text:p>
          </table:table-cell>
          <table:table-cell office:value-type="string" calcext:value-type="string">
            <text:p>https://bigota.d.miui.com/V12.5.4.0.RCXMIXM/willow_global_images_V12.5.4.0.RCXMIXM_20220218.0000.00_11.0_global_dcd1123b46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5.0.RCXEUXM/willow_eea_global_images_V12.5.5.0.RCXEUXM_20220529.0000.00_11.0_eea_72d415294d.tgz" xlink:type="simple">★ Xiaomi Redmi Note 8T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1.0.RCXRUXM/willow_ru_global_images_V12.5.1.0.RCXRUXM_20211228.0000.00_11.0_global_89e36debc8.tgz" xlink:type="simple">★ Xiaomi Redmi Note 8T Latest Rus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c.mi.com/" xlink:type="simple">★ Xiaomi Redmi Note 8T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1.0.RCOINXM/ginkgo_in_global_images_V12.5.1.0.RCOINXM_20211220.0000.00_11.0_in_0f02318e13.tgz" xlink:type="simple">★ Xiaomi Redmi Note 8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2.0.RCOIDXM/ginkgo_id_global_images_V12.5.2.0.RCOIDXM_20220412.0000.00_11.0_global_5668a7e163.tgz" xlink:type="simple">★ Xiaomi Redmi Note 8 Latest Indone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c.mi.com/" xlink:type="simple">★ Xiaomi Redmi Note 8 Pro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6.0.RGGIDXM/begonia_id_global_images_V12.5.6.0.RGGIDXM_20220606.0000.00_11.0_global_2f703c248e.tgz" xlink:type="simple">★ Xiaomi Redmi Note 8 Pro Latest Indone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c.mi.com/" xlink:type="simple">★ Xiaomi Redmi Note 8 Pro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3.0.RCORUXM/ginkgo_ru_global_images_V12.5.3.0.RCORUXM_20220420.0000.00_11.0_global_91e431bf76.tgz" xlink:type="simple">★ Xiaomi Redmi Note 8 Latest RU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5.0.RCOEUXM/ginkgo_eea_global_images_V12.5.5.0.RCOEUXM_20220519.0000.00_11.0_eea_98cde4e6cc.tgz" xlink:type="simple">★ Xiaomi Redmi Note 8 Latest EEA Stable Version Fastboot File Download</text:a></text:p>
          </table:table-cell>
          <table:table-cell office:value-type="string" calcext:value-type="string">
            <text:p>https://bigota.d.miui.com/V12.5.8.0.RJQEUXM/lime_eea_global_images_V12.5.8.0.RJQEUXM_20220531.0000.00_11.0_eea_b902045275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1.0.QFGEUXM/lavender_eea_global_images_V12.5.1.0.QFGEUXM_20210903.0000.00_10.0_eea_149fcdfb43.tgz" xlink:type="simple">★ Redmi Note 7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1.0.QFGINXM/lavender_in_global_images_V12.5.1.0.QFGINXM_20210923.0000.00_10.0_in_b4c288b06a.tgz" xlink:type="simple">★ Redmi Note 7 Latest Ind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5.3.0.QFGMIXM/lavender_global_images_V12.5.3.0.QFGMIXM_20211210.0000.00_10.0_global_8dd551a637.tgz" xlink:type="simple">★ Redmi Note 7 Latest Global Stable Version Fastboot File Download</text:a></text:p>
          </table:table-cell>
          <table:table-cell office:value-type="string" calcext:value-type="string">
            <text:p>https://bigota.d.miui.com/V12.5.4.0.RCXMIXM/willow_global_images_V12.5.4.0.RCXMIXM_20220218.0000.00_11.0_global_dcd1123b46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1.0.QFGRUXM/lavender_ru_global_images_V12.5.1.0.QFGRUXM_20210903.0000.00_10.0_global_fd387e0a1f.tgz" xlink:type="simple">★ Redmi Note 7 Latest Rus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1.0.QFHINXM/violet_in_global_images_V12.5.1.0.QFHINXM_20210908.0000.00_10.0_in_107a215f5e.tgz" xlink:type="simple">★ Redmi Note 7 Pro Latest Ind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5.2.0.QCMMIXM/pine_global_images_V12.5.2.0.QCMMIXM_20211220.0000.00_10.0_global_f96ebd6110.tgz" xlink:type="simple">★ Redmi 7A Latest Global Stable Version Fastboot File Download</text:a></text:p>
          </table:table-cell>
          <table:table-cell office:value-type="string" calcext:value-type="string">
            <text:p>https://bigota.d.miui.com/V12.5.2.0.QCMMIXM/pine_global_images_V12.5.2.0.QCMMIXM_20211220.0000.00_10.0_global_f96ebd6110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2.5.2.0.QCMRUXM/pine_ru_global_images_V12.5.2.0.QCMRUXM_20220103.0000.00_10.0_global_f693089c3f.tgz" xlink:type="simple">★ Redmi 7A Latest Rus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5.3.0.QCMEUXM/pine_eea_global_images_V12.5.3.0.QCMEUXM_20210820.0000.00_10.0_eea_f17500900d.tgz" xlink:type="simple">★ Redmi 7A Latest Europe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1.0.2.0.QFLMIXM/onclite_global_images_V11.0.2.0.QFLMIXM_20210310.0000.00_10.0_global_e8cdde9aeb.tgz" xlink:type="simple">★ Redmi 7 Latest Global Stable Version Fastboot File Download</text:a></text:p>
          </table:table-cell>
          <table:table-cell office:value-type="string" calcext:value-type="string">
            <text:p>https://bigota.d.miui.com/V11.0.2.0.QFLMIXM/onclite_global_images_V11.0.2.0.QFLMIXM_20210310.0000.00_10.0_global_e8cdde9aeb.tg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a xlink:href="https://bigota.d.miui.com/V11.0.3.0.QFLEUXM/onclite_eea_global_images_V11.0.3.0.QFLEUXM_20210730.0000.00_10.0_eea_245b62ccb2.tgz" xlink:type="simple">★ Redmi 7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1.0.4.0.QFLINXM/onclite_in_global_images_V11.0.4.0.QFLINXM_20210319.0000.00_10.0_in_acf6a58a8e.tgz" xlink:type="simple">★ Redmi 7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1.0.2.0.QFLRUXM/onclite_ru_global_images_V11.0.2.0.QFLRUXM_20210313.0000.00_10.0_global_f914c11023.tgz" xlink:type="simple">★ Redmi 7 Latest Russ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c.mi.com/" xlink:type="simple">★ Xiaomi Mi A1 Latest Global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1.0.28.0.QDIMIXM/jasmine_global_images_V11.0.28.0.QDIMIXM_20210702.0000.00_10.0_d88fa668a6.tgz" xlink:type="simple">★ Xiaomi Mi A2 Latest Global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1.0.21.0.QDLMIXM/daisy_global_images_V11.0.21.0.QDLMIXM_20210630.0000.00_10.0_5cab9352ea.tgz" xlink:type="simple">★ Xiaomi Mi A2 Lite Latest Global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0.24.0.RFQMIXM/laurel_sprout_global_images_V12.0.24.0.RFQMIXM_20220610.0000.00_11.0_fc9077fc18.tgz" xlink:type="simple">★ Xiaomi Mi A3 Latest Global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0.2.25.0.OCLMIXM/tiare_global_images_V10.2.25.0.OCLMIXM_20210204.0000.00_8.1_cb376cc30d.tgz" xlink:type="simple">★ Xiaomi Redmi Go Latest Global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0.2.19.0.OCLINXM/tiare_in_global_images_V10.2.19.0.OCLINXM_20210207.0000.00_8.1_968af38725.tgz" xlink:type="simple">★ Xiaomi Redmi Go Latest Ind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0.2.19.0.OCLEUXM/tiare_eea_global_images_V10.2.19.0.OCLEUXM_20210204.0000.00_8.1_41bdd4652f.tgz" xlink:type="simple">★ Xiaomi Redmi Go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0.2.21.0.OCLRUXM/tiare_ru_global_images_V10.2.21.0.OCLRUXM_20210413.0000.00_8.1_6a262f50b0.tgz" xlink:type="simple">★ Xiaomi Redmi Go Latest Rus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0.21.0.RFQEUXM/laurel_sprout_eea_global_images_V12.0.21.0.RFQEUXM_20220616.0000.00_11.0_c608a3c0b7.tgz" xlink:type="simple">★ Xiaomi Mi A3 Latest Europe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1.0.5.0.PCGMIXM/cereus_global_images_V11.0.5.0.PCGMIXM_20200916.0000.00_9.0_global_41e1db1e83.tgz" xlink:type="simple">★ Redmi 6 Latest Global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1.0.9.0.PCBMIXM/cactus_global_images_V11.0.9.0.PCBMIXM_20200916.0000.00_9.0_global_c0a9fb7059.tgz" xlink:type="simple">★ Redmi 6A Latest Global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c.mi.com/" xlink:type="simple">★ Redmi 6 Pro Latest Ind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0.1.0.PEKMIXM/tulip_global_images_V12.0.1.0.PEKMIXM_20201229.0000.00_9.0_global_ac26982758.tgz" xlink:type="simple">★ Xiaomi Redmi Note 6 Pro Latest Global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0.2.1.0.OEKRUXM/tulip_ru_global_images_V10.2.1.0.OEKRUXM_20190304.0000.00_8.1_global_37d6599312.tgz" xlink:type="simple">★ Xiaomi Redmi Note 6 Pro Latest Russ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1.0.5.0.PEIMIXM/whyred_global_images_V11.0.5.0.PEIMIXM_20200917.0000.00_9.0_global_46113830ee.tgz" xlink:type="simple">★ Redmi Note 5 Latest Global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1.0.1.0.PEIRUXM/whyred_ru_global_images_V11.0.1.0.PEIRUXM_20191023.0000.00_9.0_global_f4bbfbdf80.tgz" xlink:type="simple">★ Redmi Note 5 Latest Russ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1.0.5.0.PEIMIXM/whyred_global_images_V11.0.5.0.PEIMIXM_20200917.0000.00_9.0_global_46113830ee.tgz" xlink:type="simple">★ Redmi Note 5 Pro Latest Global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1.0.3.0.NDFMIXM/ugglite_global_images_V11.0.3.0.NDFMIXM_20191022.0000.00_7.1_global_9e48e63f94.tgz" xlink:type="simple">★ Redmi Note 5A Latest Global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1.0.2.0.NDKMIXM/ugg_global_images_V11.0.2.0.NDKMIXM_20191022.0000.00_7.1_global_554b873d3d.tgz" xlink:type="simple">★ Redmi Note 5A Prime Latest Global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1.0.2.0.ODAMIXM/rosy_global_images_V11.0.2.0.ODAMIXM_20200103.0000.00_8.1_global_2ee99e9ab6.tgz" xlink:type="simple">★ Redmi 5 Latest Global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1.0.1.0.ODARUXM/rosy_ru_global_images_V11.0.1.0.ODARUXM_20191023.0000.00_8.1_global_ca0470f25e.tgz" xlink:type="simple">★ Redmi 5 Latest Russ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1.0.2.0.OEGMIXM/vince_global_images_V11.0.2.0.OEGMIXM_20191108.0000.00_8.1_global_90dd70aa99.tgz" xlink:type="simple">★ Redmi 5 Plus Latest Global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8.11.15/vince_global_images_8.11.15_20181115.0000.00_8.1_global_5d64473c16.tgz" xlink:type="simple">★ Redmi 5 Plus Latest Global Developer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1.0.2.0.OCKMIXM/riva_global_images_V11.0.2.0.OCKMIXM_20191106.0000.00_8.1_global_605da3d46d.tgz" xlink:type="simple">★ Redmi 5A Latest Global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1.0.2.0.NCFMIXM/mido_global_images_V11.0.2.0.NCFMIXM_20191107.0000.00_7.0_global_91ed4d2a3f.tgz" xlink:type="simple">★ Redmi Note 4X Latest Global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1.0.2.0.NAMMIXM/santoni_global_images_V11.0.2.0.NAMMIXM_20191107.0000.00_7.1_global_99c087db02.tgz" xlink:type="simple">★ Redmi 4X Latest Global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0.2.3.0.NCCMIXM/rolex_global_images_V10.2.3.0.NCCMIXM_20190605.0000.00_7.1_global_dc1454fa9b.tgz" xlink:type="simple">★ Redmi 4A Latest Global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0.2.0.PEFMIXM/ysl_global_images_V12.0.2.0.PEFMIXM_20200924.0000.00_9.0_global_e800582a81.tgz" xlink:type="simple">★ Redmi S2 Latest Global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0.1.0.PEFRUXM/ysl_ru_global_images_V12.0.1.0.PEFRUXM_20201209.0000.00_9.0_global_1abbc63730.tgz" xlink:type="simple">★ Redmi S2 Latest Russia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0.2.1.0.OEFMIXM/ysl_global_images_V10.2.1.0.OEFMIXM_20190108.0000.00_8.1_in_6b48058b9e.tgz" xlink:type="simple">★ Redmi S2 Latest Ind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0.2.2.0.NBCMIXM/hydrogen_global_images_V10.2.2.0.NBCMIXM_20190426.0000.00_7.0_global_3dab3a213d.tgz" xlink:type="simple">★ Mi Max Latest Global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0.2.2.0.NBDMIXM/helium_global_images_V10.2.2.0.NBDMIXM_20190424.0000.00_7.0_global_13b27e64bc.tgz" xlink:type="simple">★ Mi Max Prime Latest Global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1.0.2.0.NDDMIXM/oxygen_global_images_V11.0.2.0.NDDMIXM_20191023.0000.00_7.1_global_c98be7c892.tgz" xlink:type="simple">★ Mi Max 2 Latest Global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0.3.0.QEJMIXM/beryllium_global_images_V12.0.3.0.QEJMIXM_20201227.0000.00_10.0_global_f4a9dbd1d3.tgz" xlink:type="simple">★ POCO F1 Latest Global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1.0.6.0.QFFINXM/onc_in_global_images_V11.0.6.0.QFFINXM_20210408.0000.00_10.0_in_f97b051544.tgz" xlink:type="simple">★ Redmi Y3 Latest Ind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2.0.1.0.QEDMIXM/nitrogen_global_images_V12.0.1.0.QEDMIXM_20201013.0000.00_10.0_global_7165e85aee.tgz" xlink:type="simple">★ Xiaomi Mi Max 3 Latest Global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2.0.1.0.QEDRUXM/nitrogen_ru_global_images_V12.0.1.0.QEDRUXM_20201012.0000.00_10.0_global_180d8b73f8.tgz" xlink:type="simple">★ Xiaomi Mi Max 3 Latest Russia Stable Version Fastboot File Downloa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bigota.d.miui.com/V11.0.10.0.OFIMIXM/lotus_global_images_V11.0.10.0.OFIMIXM_20210108.0000.00_8.1_global_4abc0cf1e1.tgz" xlink:type="simple">★ Xiaomi Mi Play Latest Global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c.mi.com/" xlink:type="simple">★ Xiaomi Mi Play Latest Europe Stable Version Fastboot File Download</text:a>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<text:a xlink:href="https://bigota.d.miui.com/V11.0.11.0.OFIRUXM/lotus_ru_global_images_V11.0.11.0.OFIRUXM_20210114.0000.00_8.1_global_30df7cb1d2.tgz" xlink:type="simple">★ Xiaomi Mi Play Latest Russia Stable Version Fastboot File Download</text:a></text:p>
          </table:table-cell>
          <table:table-cell table:number-columns-repeated="3"/>
        </table:table-row>
      </table:table>
      <table:table table:name="Arkusz2" table:style-name="ta1">
        <table:table-column table:style-name="co5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Mi 11 Ultra</text:p>
          </table:table-cell>
          <table:table-cell office:value-type="string" calcext:value-type="string">
            <text:p>https://bigota.d.miui.com/V13.0.7.0.SKAEUXM/star_eea_global_images_V13.0.7.0.SKAEUXM_20220507.0000.00_12.0_eea_dffd02e396.tgz</text:p>
          </table:table-cell>
        </table:table-row>
        <table:table-row table:style-name="ro1">
          <table:table-cell office:value-type="string" calcext:value-type="string">
            <text:p>Mi 11i</text:p>
          </table:table-cell>
          <table:table-cell office:value-type="string" calcext:value-type="string">
            <text:p>https://bigota.d.miui.com/V13.0.6.0.SKKEUXM/haydn_eea_global_images_V13.0.6.0.SKKEUXM_20220510.0000.00_12.0_eea_fe89bbd7e2.tgz</text:p>
          </table:table-cell>
        </table:table-row>
        <table:table-row table:style-name="ro1">
          <table:table-cell office:value-type="string" calcext:value-type="string">
            <text:p>POCO C40 </text:p>
          </table:table-cell>
          <table:table-cell office:value-type="string" calcext:value-type="string">
            <text:p>https://bigota.d.miui.com/V13.0.7.0.RGFMIXM/frost_global_images_V13.0.7.0.RGFMIXM_20220624.0000.00_11.0_global_1ee47d7410.tgz</text:p>
          </table:table-cell>
        </table:table-row>
        <table:table-row table:style-name="ro1">
          <table:table-cell office:value-type="string" calcext:value-type="string">
            <text:p>POCO F2 Pro </text:p>
          </table:table-cell>
          <table:table-cell office:value-type="string" calcext:value-type="string">
            <text:p>https://bigota.d.miui.com/V12.0.2.0.QEEMIXM/perseus_global_images_V12.0.2.0.QEEMIXM_20201116.0000.00_10.0_global_bc07f81c47.tgz</text:p>
          </table:table-cell>
        </table:table-row>
        <table:table-row table:style-name="ro1">
          <table:table-cell office:value-type="string" calcext:value-type="string">
            <text:p>POCO F3 <text:s/></text:p>
          </table:table-cell>
          <table:table-cell office:value-type="string" calcext:value-type="string">
            <text:p>https://bigota.d.miui.com/V13.0.6.0.SKHEUXM/alioth_eea_global_images_V13.0.6.0.SKHEUXM_20220513.0000.00_12.0_eea_95a71dca1a.tgz</text:p>
          </table:table-cell>
        </table:table-row>
        <table:table-row table:style-name="ro1">
          <table:table-cell office:value-type="string" calcext:value-type="string">
            <text:p>POCO F4 </text:p>
          </table:table-cell>
          <table:table-cell office:value-type="string" calcext:value-type="string">
            <text:p>https://bigota.d.miui.com/V13.0.4.0.SLMMIXM/munch_global_images_V13.0.4.0.SLMMIXM_20220623.0000.00_12.0_global_451bad48d3.tgz</text:p>
          </table:table-cell>
        </table:table-row>
        <table:table-row table:style-name="ro1">
          <table:table-cell office:value-type="string" calcext:value-type="string">
            <text:p>POCO F4 GT </text:p>
          </table:table-cell>
          <table:table-cell office:value-type="string" calcext:value-type="string">
            <text:p>https://bigota.d.miui.com/V13.0.5.0.SLJMIXM/ingres_global_images_V13.0.5.0.SLJMIXM_20220509.0000.00_12.0_global_6e5e23eb3c.tgz</text:p>
          </table:table-cell>
        </table:table-row>
        <table:table-row table:style-name="ro1">
          <table:table-cell office:value-type="string" calcext:value-type="string">
            <text:p>POCO M2 Pro </text:p>
          </table:table-cell>
          <table:table-cell office:value-type="string" calcext:value-type="string">
            <text:p>https://bigota.d.miui.com/V12.0.2.0.QEEMIXM/perseus_global_images_V12.0.2.0.QEEMIXM_20201116.0000.00_10.0_global_bc07f81c47.tgz</text:p>
          </table:table-cell>
        </table:table-row>
        <table:table-row table:style-name="ro1">
          <table:table-cell office:value-type="string" calcext:value-type="string">
            <text:p>POCO M3 <text:s/></text:p>
          </table:table-cell>
          <table:table-cell office:value-type="string" calcext:value-type="string">
            <text:p>https://bigota.d.miui.com/V12.5.6.0.RJFEUXM/citrus_eea_global_images_V12.5.6.0.RJFEUXM_20220513.0000.00_11.0_eea_da68d71d77.tgz</text:p>
          </table:table-cell>
        </table:table-row>
        <table:table-row table:style-name="ro1">
          <table:table-cell office:value-type="string" calcext:value-type="string">
            <text:p>POCO M3 Pro <text:s/></text:p>
          </table:table-cell>
          <table:table-cell office:value-type="string" calcext:value-type="string">
            <text:p>https://bigota.d.miui.com/V13.0.2.0.SKSEUXM/camellian_eea_global_images_V13.0.2.0.SKSEUXM_20220602.0000.00_12.0_eea_232667be4a.tgz</text:p>
          </table:table-cell>
        </table:table-row>
        <table:table-row table:style-name="ro1">
          <table:table-cell office:value-type="string" calcext:value-type="string">
            <text:p>POCO M3 Pro 5G </text:p>
          </table:table-cell>
          <table:table-cell office:value-type="string" calcext:value-type="string">
            <text:p>https://bigota.d.miui.com/V13.0.2.0.SKSMIXM/camellian_global_images_V13.0.2.0.SKSMIXM_20220506.0000.00_12.0_global_bccb2c1e16.tgz</text:p>
          </table:table-cell>
        </table:table-row>
        <table:table-row table:style-name="ro1">
          <table:table-cell office:value-type="string" calcext:value-type="string">
            <text:p>POCO M4 Pro <text:s/></text:p>
          </table:table-cell>
          <table:table-cell office:value-type="string" calcext:value-type="string">
            <text:p>https://bigota.d.miui.com/V13.0.8.0.RKEEUXM/fleur_eea_global_images_V13.0.8.0.RKEEUXM_20220701.0000.00_11.0_eea_25cc04b17c.tgz</text:p>
          </table:table-cell>
        </table:table-row>
        <table:table-row table:style-name="ro1">
          <table:table-cell office:value-type="string" calcext:value-type="string">
            <text:p>POCO M4 Pro 5G <text:s/></text:p>
          </table:table-cell>
          <table:table-cell office:value-type="string" calcext:value-type="string">
            <text:p>https://bigota.d.miui.com/V12.5.8.0.RGBEUXM/evergreen_eea_global_images_V12.5.8.0.RGBEUXM_20220418.0000.00_11.0_eea_432cafb4c9.tgz</text:p>
          </table:table-cell>
        </table:table-row>
        <table:table-row table:style-name="ro1">
          <table:table-cell office:value-type="string" calcext:value-type="string">
            <text:p>POCO X3 GT </text:p>
          </table:table-cell>
          <table:table-cell office:value-type="string" calcext:value-type="string">
            <text:p>https://bigota.d.miui.com/V13.0.4.0.SKPMIXM/chopin_global_images_V13.0.4.0.SKPMIXM_20220518.0000.00_12.0_global_b899e753e6.tgz</text:p>
          </table:table-cell>
        </table:table-row>
        <table:table-row table:style-name="ro1">
          <table:table-cell office:value-type="string" calcext:value-type="string">
            <text:p>POCO X3 NFC </text:p>
          </table:table-cell>
          <table:table-cell office:value-type="string" calcext:value-type="string">
            <text:p>https://bigota.d.miui.com/V12.5.8.0.RJGMIXM/surya_global_images_V12.5.8.0.RJGMIXM_20220524.0000.00_11.0_global_e2a45f1e0f.tgz</text:p>
          </table:table-cell>
        </table:table-row>
        <table:table-row table:style-name="ro1">
          <table:table-cell office:value-type="string" calcext:value-type="string">
            <text:p>POCO X3 Pro <text:s/></text:p>
          </table:table-cell>
          <table:table-cell office:value-type="string" calcext:value-type="string">
            <text:p>https://bigota.d.miui.com/V13.0.1.0.SJUEUXM/vayu_eea_global_images_V13.0.1.0.SJUEUXM_20220311.0000.00_12.0_eea_02e3dc634d.tgz</text:p>
          </table:table-cell>
        </table:table-row>
        <table:table-row table:style-name="ro1">
          <table:table-cell office:value-type="string" calcext:value-type="string">
            <text:p>POCO X4 Pro 5G </text:p>
          </table:table-cell>
          <table:table-cell office:value-type="string" calcext:value-type="string">
            <text:p>https://bigota.d.miui.com/V13.0.14.0.RKCMIXM/veux_global_images_V13.0.14.0.RKCMIXM_20220612.0000.00_11.0_global_df3fee6f0c.tgz</text:p>
          </table:table-cell>
        </table:table-row>
        <table:table-row table:style-name="ro1">
          <table:table-cell office:value-type="string" calcext:value-type="string">
            <text:p>Redmi 10 <text:s/></text:p>
          </table:table-cell>
          <table:table-cell office:value-type="string" calcext:value-type="string">
            <text:p>https://bigota.d.miui.com/V13.0.1.0.SKUEUXM/selene_eea_global_images_V13.0.1.0.SKUEUXM_20220609.0000.00_12.0_eea_745aed2145.tgz</text:p>
          </table:table-cell>
        </table:table-row>
        <table:table-row table:style-name="ro1">
          <table:table-cell office:value-type="string" calcext:value-type="string">
            <text:p>Redmi 10 5G </text:p>
          </table:table-cell>
          <table:table-cell office:value-type="string" calcext:value-type="string">
            <text:p>https://bigota.d.miui.com/V13.0.2.0.SLSMIXM/light_global_images_V13.0.2.0.SLSMIXM_20220415.0000.00_12.0_global_d9db17db27.tgz</text:p>
          </table:table-cell>
        </table:table-row>
        <table:table-row table:style-name="ro1">
          <table:table-cell office:value-type="string" calcext:value-type="string">
            <text:p>Redmi 10A </text:p>
          </table:table-cell>
          <table:table-cell office:value-type="string" calcext:value-type="string">
            <text:p>https://bigota.d.miui.com/V12.5.5.0.RCZMIXM/dandelion_c3l2_global_images_V12.5.5.0.RCZMIXM_20220426.0000.00_11.0_global_91564f97fe.tgz</text:p>
          </table:table-cell>
        </table:table-row>
        <table:table-row table:style-name="ro1">
          <table:table-cell office:value-type="string" calcext:value-type="string">
            <text:p>Redmi 10C <text:s/></text:p>
          </table:table-cell>
          <table:table-cell office:value-type="string" calcext:value-type="string">
            <text:p>https://bigota.d.miui.com/V13.0.3.0.SLDEUXM/psyche_eea_global_images_V13.0.3.0.SLDEUXM_20220528.0000.00_12.0_eea_87410cf7cb.tgz</text:p>
          </table:table-cell>
        </table:table-row>
        <table:table-row table:style-name="ro1">
          <table:table-cell office:value-type="string" calcext:value-type="string">
            <text:p>Redmi 7 </text:p>
          </table:table-cell>
          <table:table-cell office:value-type="string" calcext:value-type="string">
            <text:p>https://bigota.d.miui.com/V11.0.2.0.QFLMIXM/onclite_global_images_V11.0.2.0.QFLMIXM_20210310.0000.00_10.0_global_e8cdde9aeb.tgz</text:p>
          </table:table-cell>
        </table:table-row>
        <table:table-row table:style-name="ro1">
          <table:table-cell office:value-type="string" calcext:value-type="string">
            <text:p>Redmi 7A </text:p>
          </table:table-cell>
          <table:table-cell office:value-type="string" calcext:value-type="string">
            <text:p>https://bigota.d.miui.com/V12.5.2.0.QCMMIXM/pine_global_images_V12.5.2.0.QCMMIXM_20211220.0000.00_10.0_global_f96ebd6110.tgz</text:p>
          </table:table-cell>
        </table:table-row>
        <table:table-row table:style-name="ro1">
          <table:table-cell office:value-type="string" calcext:value-type="string">
            <text:p>Redmi 9 Power </text:p>
          </table:table-cell>
          <table:table-cell office:value-type="string" calcext:value-type="string">
            <text:p>https://bigota.d.miui.com/V12.5.11.0.RJQMIXM/lime_global_images_V12.5.11.0.RJQMIXM_20220516.0000.00_11.0_global_7758108419.tgz</text:p>
          </table:table-cell>
        </table:table-row>
        <table:table-row table:style-name="ro1">
          <table:table-cell office:value-type="string" calcext:value-type="string">
            <text:p>Redmi 9T <text:s/></text:p>
          </table:table-cell>
          <table:table-cell office:value-type="string" calcext:value-type="string">
            <text:p>https://bigota.d.miui.com/V12.5.8.0.RJQEUXM/lime_eea_global_images_V12.5.8.0.RJQEUXM_20220531.0000.00_11.0_eea_b902045275.tgz</text:p>
          </table:table-cell>
        </table:table-row>
        <table:table-row table:style-name="ro1">
          <table:table-cell office:value-type="string" calcext:value-type="string">
            <text:p>Redmi Note 10 <text:s/></text:p>
          </table:table-cell>
          <table:table-cell office:value-type="string" calcext:value-type="string">
            <text:p>https://bigota.d.miui.com/V13.0.5.0.SKGEUXM/mojito_eea_global_images_V13.0.5.0.SKGEUXM_20220517.0000.00_12.0_eea_3f81b08c08.tgz</text:p>
          </table:table-cell>
        </table:table-row>
        <table:table-row table:style-name="ro1">
          <table:table-cell office:value-type="string" calcext:value-type="string">
            <text:p>Redmi Note 10 Pro </text:p>
          </table:table-cell>
          <table:table-cell office:value-type="string" calcext:value-type="string">
            <text:p>https://bigota.d.miui.com/V13.0.1.0.SKBMIXM/venus_global_images_V13.0.1.0.SKBMIXM_20220216.0000.00_12.0_global_3468c65f38.tgz</text:p>
          </table:table-cell>
        </table:table-row>
        <table:table-row table:style-name="ro1">
          <table:table-cell office:value-type="string" calcext:value-type="string">
            <text:p>Redmi Note 10S <text:s/></text:p>
          </table:table-cell>
          <table:table-cell office:value-type="string" calcext:value-type="string">
            <text:p>https://bigota.d.miui.com/V12.5.18.0.RKLEUXM/rosemary_eea_global_images_V12.5.18.0.RKLEUXM_20220616.0000.00_11.0_eea_74c3ad7381.tgz</text:p>
          </table:table-cell>
        </table:table-row>
        <table:table-row table:style-name="ro1">
          <table:table-cell office:value-type="string" calcext:value-type="string">
            <text:p>Redmi note 11 </text:p>
          </table:table-cell>
          <table:table-cell office:value-type="string" calcext:value-type="string">
            <text:p>https://bigota.d.miui.com/V13.0.15.0.RGCMIXM/spes_global_images_V13.0.15.0.RGCMIXM_20220621.0000.00_11.0_global_65713771a8.tgz</text:p>
          </table:table-cell>
        </table:table-row>
        <table:table-row table:style-name="ro1">
          <table:table-cell office:value-type="string" calcext:value-type="string">
            <text:p>Redmi Note 11 NFC <text:s/></text:p>
          </table:table-cell>
          <table:table-cell office:value-type="string" calcext:value-type="string">
            <text:p>https://bigota.d.miui.com/V13.0.11.0.RGKEUXM/spesn_eea_global_images_V13.0.11.0.RGKEUXM_20220606.0000.00_11.0_eea_5c36ea339b.tgz</text:p>
          </table:table-cell>
        </table:table-row>
        <table:table-row table:style-name="ro1">
          <table:table-cell office:value-type="string" calcext:value-type="string">
            <text:p>Redmi Note 11 Pro <text:s/></text:p>
          </table:table-cell>
          <table:table-cell office:value-type="string" calcext:value-type="string">
            <text:p>https://bigota.d.miui.com/V13.0.8.0.RGDEUXM/viva_eea_global_images_V13.0.8.0.RGDEUXM_20220622.0000.00_11.0_eea_42e1b9eb11.tgz</text:p>
          </table:table-cell>
        </table:table-row>
        <table:table-row table:style-name="ro1">
          <table:table-cell office:value-type="string" calcext:value-type="string">
            <text:p>Redmi Note 11 Pro 5G <text:s/></text:p>
          </table:table-cell>
          <table:table-cell office:value-type="string" calcext:value-type="string">
            <text:p>https://bigota.d.miui.com/V13.0.8.0.RKCEUXM/veux_eea_global_images_V13.0.8.0.RKCEUXM_20220628.0000.00_11.0_eea_16c54286a8.tgz</text:p>
          </table:table-cell>
        </table:table-row>
        <table:table-row table:style-name="ro1">
          <table:table-cell office:value-type="string" calcext:value-type="string">
            <text:p>Redmi Note 11 Pro+ 5G </text:p>
          </table:table-cell>
          <table:table-cell office:value-type="string" calcext:value-type="string">
            <text:p>https://bigota.d.miui.com/V13.0.1.0.SKTMIXM/pissarro_global_images_V13.0.1.0.SKTMIXM_20220506.0000.00_12.0_global_5a0e786c2d.tgz</text:p>
          </table:table-cell>
        </table:table-row>
        <table:table-row table:style-name="ro1">
          <table:table-cell office:value-type="string" calcext:value-type="string">
            <text:p>Redmi note 11S <text:s/></text:p>
          </table:table-cell>
          <table:table-cell office:value-type="string" calcext:value-type="string">
            <text:p>https://bigota.d.miui.com/V13.0.8.0.RKEEUXM/fleur_eea_global_images_V13.0.8.0.RKEEUXM_20220701.0000.00_11.0_eea_25cc04b17c.tgz</text:p>
          </table:table-cell>
        </table:table-row>
        <table:table-row table:style-name="ro1">
          <table:table-cell office:value-type="string" calcext:value-type="string">
            <text:p>Redmi note 11s 5G </text:p>
          </table:table-cell>
          <table:table-cell office:value-type="string" calcext:value-type="string">
            <text:p>https://bigota.d.miui.com/V13.0.5.0.RGLEUXM/opal_eea_global_images_V13.0.5.0.RGLEUXM_20220422.0000.00_11.0_eea_24306f548f.tgz</text:p>
          </table:table-cell>
        </table:table-row>
        <table:table-row table:style-name="ro1">
          <table:table-cell office:value-type="string" calcext:value-type="string">
            <text:p>Redmi Note 7 </text:p>
          </table:table-cell>
          <table:table-cell office:value-type="string" calcext:value-type="string">
            <text:p>https://bigota.d.miui.com/V12.5.4.0.RCXMIXM/willow_global_images_V12.5.4.0.RCXMIXM_20220218.0000.00_11.0_global_dcd1123b46.tgz</text:p>
          </table:table-cell>
        </table:table-row>
        <table:table-row table:style-name="ro1">
          <table:table-cell office:value-type="string" calcext:value-type="string">
            <text:p>Redmi Note 8 2021 <text:s/></text:p>
          </table:table-cell>
          <table:table-cell office:value-type="string" calcext:value-type="string">
            <text:p>https://bigota.d.miui.com/V13.0.4.0.SCUEUXM/biloba_eea_global_images_V13.0.4.0.SCUEUXM_20220527.0000.00_12.0_eea_dee86cc2de.tgz</text:p>
          </table:table-cell>
        </table:table-row>
        <table:table-row table:style-name="ro1">
          <table:table-cell office:value-type="string" calcext:value-type="string">
            <text:p>Redmi Note 9 4G </text:p>
          </table:table-cell>
          <table:table-cell office:value-type="string" calcext:value-type="string">
            <text:p>https://bigota.d.miui.com/V12.5.11.0.RJQMIXM/lime_global_images_V12.5.11.0.RJQMIXM_20220516.0000.00_11.0_global_7758108419.tgz</text:p>
          </table:table-cell>
        </table:table-row>
        <table:table-row table:style-name="ro1">
          <table:table-cell office:value-type="string" calcext:value-type="string">
            <text:p>Redmi Note 9T <text:s/></text:p>
          </table:table-cell>
          <table:table-cell office:value-type="string" calcext:value-type="string">
            <text:p>https://bigota.d.miui.com/V12.5.8.0.RJEEUXM/cannong_eea_global_images_V12.5.8.0.RJEEUXM_20220323.0000.00_11.0_eea_15b0f76093.tgz</text:p>
          </table:table-cell>
        </table:table-row>
        <table:table-row table:style-name="ro1">
          <table:table-cell office:value-type="string" calcext:value-type="string">
            <text:p>Redmi Note10 5G</text:p>
          </table:table-cell>
          <table:table-cell office:value-type="string" calcext:value-type="string">
            <text:p>https://bigota.d.miui.com/V13.0.2.0.SKSEUXM/camellian_eea_global_images_V13.0.2.0.SKSEUXM_20220602.0000.00_12.0_eea_232667be4a.tgz</text:p>
          </table:table-cell>
        </table:table-row>
        <table:table-row table:style-name="ro1">
          <table:table-cell office:value-type="string" calcext:value-type="string">
            <text:p>Xiaomi 11 Lite 5G NE <text:s/></text:p>
          </table:table-cell>
          <table:table-cell office:value-type="string" calcext:value-type="string">
            <text:p>https://bigota.d.miui.com/V13.0.8.0.SKOEUXM/lisa_eea_global_images_V13.0.8.0.SKOEUXM_20220412.0000.00_12.0_eea_d3eb8aafb9.tgz</text:p>
          </table:table-cell>
        </table:table-row>
        <table:table-row table:style-name="ro1">
          <table:table-cell office:value-type="string" calcext:value-type="string">
            <text:p>Xiaomi 11T <text:s/></text:p>
          </table:table-cell>
          <table:table-cell office:value-type="string" calcext:value-type="string">
            <text:p>https://bigota.d.miui.com/V13.0.5.0.SKWEUXM/agate_eea_global_images_V13.0.5.0.SKWEUXM_20220518.0000.00_12.0_eea_a5ce7c2222.tgz</text:p>
          </table:table-cell>
        </table:table-row>
        <table:table-row table:style-name="ro1">
          <table:table-cell office:value-type="string" calcext:value-type="string">
            <text:p>Xiaomi 11T Pro <text:s/></text:p>
          </table:table-cell>
          <table:table-cell office:value-type="string" calcext:value-type="string">
            <text:p>https://bigota.d.miui.com/V13.0.13.0.SKDEUXM/vili_eea_global_images_V13.0.13.0.SKDEUXM_20220617.0000.00_12.0_eea_05a0e1f81f.tgz</text:p>
          </table:table-cell>
        </table:table-row>
        <table:table-row table:style-name="ro1">
          <table:table-cell office:value-type="string" calcext:value-type="string">
            <text:p>Xiaomi 12 <text:s/></text:p>
          </table:table-cell>
          <table:table-cell office:value-type="string" calcext:value-type="string">
            <text:p>https://bigota.d.miui.com/V13.0.18.0.SLCEUXM/cupid_eea_global_images_V13.0.18.0.SLCEUXM_20220527.0000.00_12.0_eea_946ed347ac.tgz</text:p>
          </table:table-cell>
        </table:table-row>
        <table:table-row table:style-name="ro1">
          <table:table-cell office:value-type="string" calcext:value-type="string">
            <text:p>Xiaomi 12 Pro <text:s/></text:p>
          </table:table-cell>
          <table:table-cell office:value-type="string" calcext:value-type="string">
            <text:p>https://bigota.d.miui.com/V13.0.18.0.SLBEUXM/zeus_eea_global_images_V13.0.18.0.SLBEUXM_20220527.0000.00_12.0_eea_4c2068350f.tgz</text:p>
          </table:table-cell>
        </table:table-row>
        <table:table-row table:style-name="ro1">
          <table:table-cell office:value-type="string" calcext:value-type="string">
            <text:p>Xiaomi 12X <text:s/></text:p>
          </table:table-cell>
          <table:table-cell office:value-type="string" calcext:value-type="string">
            <text:p>https://bigota.d.miui.com/V13.0.3.0.SLDEUXM/psyche_eea_global_images_V13.0.3.0.SLDEUXM_20220528.0000.00_12.0_eea_87410cf7cb.tgz</text:p>
          </table:table-cell>
        </table:table-row>
        <table:table-row table:style-name="ro1">
          <table:table-cell office:value-type="string" calcext:value-type="string">
            <text:p>Xiaomi Mi 10 </text:p>
          </table:table-cell>
          <table:table-cell office:value-type="string" calcext:value-type="string">
            <text:p>https://bigota.d.miui.com/V13.0.4.0.SJBMIXM/umi_global_images_V13.0.4.0.SJBMIXM_20220519.0000.00_12.0_global_6f5289a62a.tgz</text:p>
          </table:table-cell>
        </table:table-row>
        <table:table-row table:style-name="ro1">
          <table:table-cell office:value-type="string" calcext:value-type="string">
            <text:p>Xiaomi Mi 10 Lite 5G </text:p>
          </table:table-cell>
          <table:table-cell office:value-type="string" calcext:value-type="string">
            <text:p>https://bigota.d.miui.com/V11.0.2.0.OAHMIXM/lithium_global_images_V11.0.2.0.OAHMIXM_20191023.0000.00_8.0_global_3454b31c75.tgz</text:p>
          </table:table-cell>
        </table:table-row>
        <table:table-row table:style-name="ro1">
          <table:table-cell office:value-type="string" calcext:value-type="string">
            <text:p>Xiaomi Mi 10 Pro </text:p>
          </table:table-cell>
          <table:table-cell office:value-type="string" calcext:value-type="string">
            <text:p>https://bigota.d.miui.com/V13.0.2.0.SJAMIXM/cmi_global_images_V13.0.2.0.SJAMIXM_20220420.0000.00_12.0_global_230a8b9cac.tgz</text:p>
          </table:table-cell>
        </table:table-row>
        <table:table-row table:style-name="ro1">
          <table:table-cell office:value-type="string" calcext:value-type="string">
            <text:p>Xiaomi Mi 10T Lite </text:p>
          </table:table-cell>
          <table:table-cell office:value-type="string" calcext:value-type="string">
            <text:p>https://bigota.d.miui.com/V13.0.3.0.SJSMIXM/gauguin_global_images_V13.0.3.0.SJSMIXM_20220519.0000.00_12.0_global_9d4b0623b7.tgz</text:p>
          </table:table-cell>
        </table:table-row>
        <table:table-row table:style-name="ro1">
          <table:table-cell office:value-type="string" calcext:value-type="string">
            <text:p>Xiaomi Mi 10T/Pro </text:p>
          </table:table-cell>
          <table:table-cell office:value-type="string" calcext:value-type="string">
            <text:p>https://bigota.d.miui.com/V13.0.3.0.SJDMIXM/apollo_global_images_V13.0.3.0.SJDMIXM_20220507.0000.00_12.0_global_9d08d80a56.tgz</text:p>
          </table:table-cell>
        </table:table-row>
        <table:table-row table:style-name="ro1">
          <table:table-cell office:value-type="string" calcext:value-type="string">
            <text:p>Xiaomi Mi 11 <text:s/></text:p>
          </table:table-cell>
          <table:table-cell office:value-type="string" calcext:value-type="string">
            <text:p>https://bigota.d.miui.com/V13.0.7.0.SKBEUXM/venus_eea_global_images_V13.0.7.0.SKBEUXM_20220627.0000.00_12.0_eea_7fabb4e547.tgz</text:p>
          </table:table-cell>
        </table:table-row>
        <table:table-row table:style-name="ro1">
          <table:table-cell office:value-type="string" calcext:value-type="string">
            <text:p>Xiaomi Mi 11 Lite <text:s/></text:p>
          </table:table-cell>
          <table:table-cell office:value-type="string" calcext:value-type="string">
            <text:p>https://bigota.d.miui.com/V13.0.5.0.SKQEUXM/courbet_eea_global_images_V13.0.5.0.SKQEUXM_20220609.0000.00_12.0_eea_e676aff083.tgz</text:p>
          </table:table-cell>
        </table:table-row>
        <table:table-row table:style-name="ro1">
          <table:table-cell office:value-type="string" calcext:value-type="string">
            <text:p>Xiaomi Mi 11 Lite 5G <text:s/></text:p>
          </table:table-cell>
          <table:table-cell office:value-type="string" calcext:value-type="string">
            <text:p>https://bigota.d.miui.com/V13.0.5.0.SKIEUXM/renoir_eea_global_images_V13.0.5.0.SKIEUXM_20220425.0000.00_12.0_eea_056d8fdcf9.tgz</text:p>
          </table:table-cell>
        </table:table-row>
        <table:table-row table:style-name="ro1">
          <table:table-cell office:value-type="string" calcext:value-type="string">
            <text:p>Xiaomi Mi 2/2S </text:p>
          </table:table-cell>
          <table:table-cell office:value-type="string" calcext:value-type="string">
            <text:p>https://bigota.d.miui.com/V11.0.2.0.OADMIXM/scorpio_global_images_V11.0.2.0.OADMIXM_20191023.0000.00_8.0_global_c8b7caa59d.tgz</text:p>
          </table:table-cell>
        </table:table-row>
        <table:table-row table:style-name="ro1">
          <table:table-cell office:value-type="string" calcext:value-type="string">
            <text:p>Xiaomi Mi 3/4 </text:p>
          </table:table-cell>
          <table:table-cell office:value-type="string" calcext:value-type="string">
            <text:p>https://bigota.d.miui.com/V9.5.7.0.MXDMIFA/cancro_global_images_V9.5.7.0.MXDMIFA_20180815.0000.00_6.0_global_bbfc0f3951.tgz</text:p>
          </table:table-cell>
        </table:table-row>
        <table:table-row table:style-name="ro1">
          <table:table-cell office:value-type="string" calcext:value-type="string">
            <text:p>Xiaomi Mi 5 </text:p>
          </table:table-cell>
          <table:table-cell office:value-type="string" calcext:value-type="string">
            <text:p>https://bigota.d.miui.com/V12.0.2.0.QECMIXM/equuleus_global_images_V12.0.2.0.QECMIXM_20211230.0000.00_10.0_global_ead4b63bb6.tgz</text:p>
          </table:table-cell>
        </table:table-row>
        <table:table-row table:style-name="ro1">
          <table:table-cell office:value-type="string" calcext:value-type="string">
            <text:p>Xiaomi Mi 5s </text:p>
          </table:table-cell>
          <table:table-cell office:value-type="string" calcext:value-type="string">
            <text:p>https://bigota.d.miui.com/V10.2.3.0.OAGMIXM/capricorn_global_images_V10.2.3.0.OAGMIXM_20190426.0000.00_8.0_global_1d88b180f1.tgz</text:p>
          </table:table-cell>
        </table:table-row>
        <table:table-row table:style-name="ro1">
          <table:table-cell office:value-type="string" calcext:value-type="string">
            <text:p>Xiaomi Mi 5s Plus </text:p>
          </table:table-cell>
          <table:table-cell office:value-type="string" calcext:value-type="string">
            <text:p>https://bigota.d.miui.com/V10.2.4.0.OBGMIXM/natrium_global_images_V10.2.4.0.OBGMIXM_20190424.0000.00_8.0_global_07f157530a.tgz</text:p>
          </table:table-cell>
        </table:table-row>
        <table:table-row table:style-name="ro1">
          <table:table-cell office:value-type="string" calcext:value-type="string">
            <text:p>Xiaomi Mi 6 </text:p>
          </table:table-cell>
          <table:table-cell office:value-type="string" calcext:value-type="string">
            <text:p>https://bigota.d.miui.com/V12.0.2.0.QECMIXM/equuleus_global_images_V12.0.2.0.QECMIXM_20211230.0000.00_10.0_global_ead4b63bb6.tgz</text:p>
          </table:table-cell>
        </table:table-row>
        <table:table-row table:style-name="ro1">
          <table:table-cell office:value-type="string" calcext:value-type="string">
            <text:p>Xiaomi Mi 8 </text:p>
          </table:table-cell>
          <table:table-cell office:value-type="string" calcext:value-type="string">
            <text:p>https://bigota.d.miui.com/V12.0.3.0.QEAMIXM/dipper_global_images_V12.0.3.0.QEAMIXM_20211213.0000.00_10.0_global_911d49e79e.tgz</text:p>
          </table:table-cell>
        </table:table-row>
        <table:table-row table:style-name="ro1">
          <table:table-cell office:value-type="string" calcext:value-type="string">
            <text:p>Xiaomi Mi 8 Lite </text:p>
          </table:table-cell>
          <table:table-cell office:value-type="string" calcext:value-type="string">
            <text:p>https://bigota.d.miui.com/V12.0.3.0.QDTMIXM/platina_global_images_V12.0.3.0.QDTMIXM_20200914.0000.00_10.0_global_5f4bd74ec8.tgz</text:p>
          </table:table-cell>
        </table:table-row>
        <table:table-row table:style-name="ro1">
          <table:table-cell office:value-type="string" calcext:value-type="string">
            <text:p>Xiaomi Mi 8 Pro </text:p>
          </table:table-cell>
          <table:table-cell office:value-type="string" calcext:value-type="string">
            <text:p>https://bigota.d.miui.com/V12.0.2.0.QECMIXM/equuleus_global_images_V12.0.2.0.QECMIXM_20211230.0000.00_10.0_global_ead4b63bb6.tgz</text:p>
          </table:table-cell>
        </table:table-row>
        <table:table-row table:style-name="ro1">
          <table:table-cell office:value-type="string" calcext:value-type="string">
            <text:p>Xiaomi Mi 9 </text:p>
          </table:table-cell>
          <table:table-cell office:value-type="string" calcext:value-type="string">
            <text:p>https://bigota.d.miui.com/V12.5.1.0.RFAMIXM/cepheus_global_images_V12.5.1.0.RFAMIXM_20210611.0000.00_11.0_global_13a7fa1fb4.tgz</text:p>
          </table:table-cell>
        </table:table-row>
        <table:table-row table:style-name="ro1">
          <table:table-cell office:value-type="string" calcext:value-type="string">
            <text:p>Xiaomi Mi 9 Lite </text:p>
          </table:table-cell>
          <table:table-cell office:value-type="string" calcext:value-type="string">
            <text:p>https://bigota.d.miui.com/V12.5.2.0.RFCMIXM/pyxis_global_images_V12.5.2.0.RFCMIXM_20210713.0000.00_11.0_global_4a76dc08d2.tgz</text:p>
          </table:table-cell>
        </table:table-row>
        <table:table-row table:style-name="ro1">
          <table:table-cell office:value-type="string" calcext:value-type="string">
            <text:p>Xiaomi Mi 9 SE </text:p>
          </table:table-cell>
          <table:table-cell office:value-type="string" calcext:value-type="string">
            <text:p>https://bigota.d.miui.com/V12.5.1.0.RFAMIXM/cepheus_global_images_V12.5.1.0.RFAMIXM_20210611.0000.00_11.0_global_13a7fa1fb4.tgz</text:p>
          </table:table-cell>
        </table:table-row>
        <table:table-row table:style-name="ro1">
          <table:table-cell office:value-type="string" calcext:value-type="string">
            <text:p>Xiaomi Mi 9T </text:p>
          </table:table-cell>
          <table:table-cell office:value-type="string" calcext:value-type="string">
            <text:p>https://bigota.d.miui.com/V12.1.4.0.RFJMIXM/davinci_global_images_V12.1.4.0.RFJMIXM_20210727.0000.00_11.0_global_9ce20c36aa.tgz</text:p>
          </table:table-cell>
        </table:table-row>
        <table:table-row table:style-name="ro1">
          <table:table-cell office:value-type="string" calcext:value-type="string">
            <text:p>Xiaomi Mi 9T Pro </text:p>
          </table:table-cell>
          <table:table-cell office:value-type="string" calcext:value-type="string">
            <text:p>https://bigota.d.miui.com/V12.5.2.0.RFKMIXM/raphael_global_images_V12.5.2.0.RFKMIXM_20210809.0000.00_11.0_global_71aaa1f8dd.tgz</text:p>
          </table:table-cell>
        </table:table-row>
        <table:table-row table:style-name="ro1">
          <table:table-cell office:value-type="string" calcext:value-type="string">
            <text:p>Xiaomi Mi MIX </text:p>
          </table:table-cell>
          <table:table-cell office:value-type="string" calcext:value-type="string">
            <text:p>https://bigota.d.miui.com/V11.0.2.0.OAHMIXM/lithium_global_images_V11.0.2.0.OAHMIXM_20191023.0000.00_8.0_global_3454b31c75.tgz</text:p>
          </table:table-cell>
        </table:table-row>
        <table:table-row table:style-name="ro1">
          <table:table-cell office:value-type="string" calcext:value-type="string">
            <text:p>Xiaomi Mi MIX 2 </text:p>
          </table:table-cell>
          <table:table-cell office:value-type="string" calcext:value-type="string">
            <text:p>https://bigota.d.miui.com/V12.0.1.0.PDEMIXM/chiron_global_images_V12.0.1.0.PDEMIXM_20200925.0000.00_9.0_global_7108ed52f4.tgz</text:p>
          </table:table-cell>
        </table:table-row>
        <table:table-row table:style-name="ro1">
          <table:table-cell office:value-type="string" calcext:value-type="string">
            <text:p>Xiaomi Mi MIX 2S </text:p>
          </table:table-cell>
          <table:table-cell office:value-type="string" calcext:value-type="string">
            <text:p>https://bigota.d.miui.com/V12.0.3.0.QDGMIXM/polaris_global_images_V12.0.3.0.QDGMIXM_20201228.0000.00_10.0_global_e3e52bf565.tgz</text:p>
          </table:table-cell>
        </table:table-row>
        <table:table-row table:style-name="ro1">
          <table:table-cell office:value-type="string" calcext:value-type="string">
            <text:p>Xiaomi Mi MIX 3 </text:p>
          </table:table-cell>
          <table:table-cell office:value-type="string" calcext:value-type="string">
            <text:p>https://bigota.d.miui.com/V12.0.2.0.QEEMIXM/perseus_global_images_V12.0.2.0.QEEMIXM_20201116.0000.00_10.0_global_bc07f81c47.tgz</text:p>
          </table:table-cell>
        </table:table-row>
        <table:table-row table:style-name="ro1">
          <table:table-cell office:value-type="string" calcext:value-type="string">
            <text:p>Xiaomi Mi MIX3 5G </text:p>
          </table:table-cell>
          <table:table-cell office:value-type="string" calcext:value-type="string">
            <text:p>https://bigota.d.miui.com/V12.0.4.0.PEMMIXM/andromeda_global_images_V12.0.4.0.PEMMIXM_20210324.0000.00_9.0_global_fef9f84dc6.tgz</text:p>
          </table:table-cell>
        </table:table-row>
        <table:table-row table:style-name="ro1">
          <table:table-cell office:value-type="string" calcext:value-type="string">
            <text:p>Xiaomi Mi Note 10 </text:p>
          </table:table-cell>
          <table:table-cell office:value-type="string" calcext:value-type="string">
            <text:p>https://bigota.d.miui.com/V13.0.1.0.RFDMIXM/tucana_global_images_V13.0.1.0.RFDMIXM_20220412.0000.00_11.0_global_0d7a636e93.tgz</text:p>
          </table:table-cell>
        </table:table-row>
        <table:table-row table:style-name="ro1">
          <table:table-cell office:value-type="string" calcext:value-type="string">
            <text:p>Xiaomi Mi Note 10 Lite </text:p>
          </table:table-cell>
          <table:table-cell office:value-type="string" calcext:value-type="string">
            <text:p>https://bigota.d.miui.com/V13.0.2.0.SFNMIXM/toco_global_images_V13.0.2.0.SFNMIXM_20220531.0000.00_12.0_global_fcd69ada71.tgz</text:p>
          </table:table-cell>
        </table:table-row>
        <table:table-row table:style-name="ro1">
          <table:table-cell office:value-type="string" calcext:value-type="string">
            <text:p>Xiaomi Mi Note 10 Pro </text:p>
          </table:table-cell>
          <table:table-cell office:value-type="string" calcext:value-type="string">
            <text:p>https://bigota.d.miui.com/V13.0.1.0.RFDMIXM/tucana_global_images_V13.0.1.0.RFDMIXM_20220412.0000.00_11.0_global_0d7a636e93.tgz</text:p>
          </table:table-cell>
        </table:table-row>
        <table:table-row table:style-name="ro1">
          <table:table-cell office:value-type="string" calcext:value-type="string">
            <text:p>Xiaomi Mi Note 2 </text:p>
          </table:table-cell>
          <table:table-cell office:value-type="string" calcext:value-type="string">
            <text:p>https://bigota.d.miui.com/V11.0.2.0.OADMIXM/scorpio_global_images_V11.0.2.0.OADMIXM_20191023.0000.00_8.0_global_c8b7caa59d.tgz</text:p>
          </table:table-cell>
        </table:table-row>
        <table:table-row table:style-name="ro1">
          <table:table-cell office:value-type="string" calcext:value-type="string">
            <text:p>Xiaomi pad 5 <text:s/></text:p>
          </table:table-cell>
          <table:table-cell office:value-type="string" calcext:value-type="string">
            <text:p>https://bigota.d.miui.com/V13.0.5.0.RKXEUXM/nabu_eea_global_images_V13.0.5.0.RKXEUXM_20220523.0000.00_11.0_eea_5b9c65bd59.tgz</text:p>
          </table:table-cell>
        </table:table-row>
        <table:table-row table:style-name="ro1">
          <table:table-cell office:value-type="string" calcext:value-type="string">
            <text:p>Xiaomi Redmi 8A </text:p>
          </table:table-cell>
          <table:table-cell office:value-type="string" calcext:value-type="string">
            <text:p>https://bigota.d.miui.com/V12.5.2.0.QCPMIXM/olivelite_global_images_V12.5.2.0.QCPMIXM_20211025.0000.00_10.0_global_213ef1784d.tgz</text:p>
          </table:table-cell>
        </table:table-row>
        <table:table-row table:style-name="ro1">
          <table:table-cell office:value-type="string" calcext:value-type="string">
            <text:p>Xiaomi Redmi 9 </text:p>
          </table:table-cell>
          <table:table-cell office:value-type="string" calcext:value-type="string">
            <text:p>https://bigota.d.miui.com/V12.5.5.0.RJCMIXM/lancelot_global_images_V12.5.5.0.RJCMIXM_20220407.0000.00_11.0_global_182fb03702.tgz</text:p>
          </table:table-cell>
        </table:table-row>
        <table:table-row table:style-name="ro1">
          <table:table-cell office:value-type="string" calcext:value-type="string">
            <text:p>Xiaomi Redmi 9A </text:p>
          </table:table-cell>
          <table:table-cell office:value-type="string" calcext:value-type="string">
            <text:p>https://bigota.d.miui.com/V12.0.22.0.QCRMIXM/angelica_global_images_V12.0.22.0.QCRMIXM_20220613.0000.00_10.0_global_d04690ed40.tgz</text:p>
          </table:table-cell>
        </table:table-row>
        <table:table-row table:style-name="ro1">
          <table:table-cell office:value-type="string" calcext:value-type="string">
            <text:p>Xiaomi Redmi 9C </text:p>
          </table:table-cell>
          <table:table-cell office:value-type="string" calcext:value-type="string">
            <text:p>https://bigota.d.miui.com/V12.0.22.0.QCRMIXM/angelica_global_images_V12.0.22.0.QCRMIXM_20220613.0000.00_10.0_global_d04690ed40.tgz</text:p>
          </table:table-cell>
        </table:table-row>
        <table:table-row table:style-name="ro1">
          <table:table-cell office:value-type="string" calcext:value-type="string">
            <text:p>Xiaomi Redmi 9C NFC </text:p>
          </table:table-cell>
          <table:table-cell office:value-type="string" calcext:value-type="string">
            <text:p>https://bigota.d.miui.com/V12.5.11.0.RJQMIXM/lime_global_images_V12.5.11.0.RJQMIXM_20220516.0000.00_11.0_global_7758108419.tgz</text:p>
          </table:table-cell>
        </table:table-row>
        <table:table-row table:style-name="ro1">
          <table:table-cell office:value-type="string" calcext:value-type="string">
            <text:p>Xiaomi Redmi Note 8 <text:s/></text:p>
          </table:table-cell>
          <table:table-cell office:value-type="string" calcext:value-type="string">
            <text:p>https://bigota.d.miui.com/V12.5.8.0.RJQEUXM/lime_eea_global_images_V12.5.8.0.RJQEUXM_20220531.0000.00_11.0_eea_b902045275.tgz</text:p>
          </table:table-cell>
        </table:table-row>
        <table:table-row table:style-name="ro1">
          <table:table-cell office:value-type="string" calcext:value-type="string">
            <text:p>Xiaomi Redmi Note 8 Pro </text:p>
          </table:table-cell>
          <table:table-cell office:value-type="string" calcext:value-type="string">
            <text:p>https://bigota.d.miui.com/V12.5.1.0.RGGMIXM/begonia_global_images_V12.5.1.0.RGGMIXM_20210629.0000.00_11.0_global_73e7592b66.tgz</text:p>
          </table:table-cell>
        </table:table-row>
        <table:table-row table:style-name="ro1">
          <table:table-cell office:value-type="string" calcext:value-type="string">
            <text:p>Xiaomi Redmi Note 8T </text:p>
          </table:table-cell>
          <table:table-cell office:value-type="string" calcext:value-type="string">
            <text:p>https://bigota.d.miui.com/V12.5.4.0.RCXMIXM/willow_global_images_V12.5.4.0.RCXMIXM_20220218.0000.00_11.0_global_dcd1123b46.tgz</text:p>
          </table:table-cell>
        </table:table-row>
        <table:table-row table:style-name="ro1">
          <table:table-cell office:value-type="string" calcext:value-type="string">
            <text:p>Xiaomi Redmi Note 9 </text:p>
          </table:table-cell>
          <table:table-cell office:value-type="string" calcext:value-type="string">
            <text:p>https://bigota.d.miui.com/V12.5.4.0.RJOMIXM/merlin_global_images_V12.5.4.0.RJOMIXM_20220325.0000.00_11.0_global_ddab954d67.tgz</text:p>
          </table:table-cell>
        </table:table-row>
        <table:table-row table:style-name="ro1">
          <table:table-cell office:value-type="string" calcext:value-type="string">
            <text:p>Xiaomi Redmi Note 9 Pro </text:p>
          </table:table-cell>
          <table:table-cell office:value-type="string" calcext:value-type="string">
            <text:p>https://bigota.d.miui.com/V12.5.7.0.RJZMIXM/joyeuse_global_images_V12.5.7.0.RJZMIXM_20220428.0000.00_11.0_global_c07b414ae3.tgz</text:p>
          </table:table-cell>
        </table:table-row>
        <table:table-row table:style-name="ro1">
          <table:table-cell office:value-type="string" calcext:value-type="string">
            <text:p>Xiaomi Redmi Note 9S </text:p>
          </table:table-cell>
          <table:table-cell office:value-type="string" calcext:value-type="string">
            <text:p>https://bigota.d.miui.com/V12.5.5.0.RJWMIXM/curtana_global_images_V12.5.5.0.RJWMIXM_20220328.0000.00_11.0_global_c0c4fe1c81.tgz</text:p>
          </table:table-cell>
        </table:table-row>
      </table:table>
      <table:named-expressions/>
      <table:database-ranges>
        <table:database-range table:name="__Anonymous_Sheet_DB__0" table:target-range-address="Arkusz1.A1:Arkusz1.A377" table:display-filter-buttons="true" table:orientation="column">
          <table:filter>
            <table:filter-and>
              <table:filter-condition table:value="★ Mi 11 Ultra Latest Global Stable Version Fastboot File Download" table:operator="=" table:field-number="0">
                <table:filter-set-item table:value="★ Mi 11 Ultra Latest Global Stable Version Fastboot File Download"/>
                <table:filter-set-item table:value="★ Mi 11i Latest Global Stable Version Fastboot File Download"/>
                <table:filter-set-item table:value="★ Mi Max 2 Latest Global Stable Version Fastboot File Download"/>
                <table:filter-set-item table:value="★ Mi Max Latest Global Stable Version Fastboot File Download"/>
                <table:filter-set-item table:value="★ Mi Max Prime Latest Global Stable Version Fastboot File Download"/>
                <table:filter-set-item table:value="★ POCO C40 Latest Global Stable Version Fastboot File Download"/>
                <table:filter-set-item table:value="★ POCO F1 Latest Global Stable Version Fastboot File Download"/>
                <table:filter-set-item table:value="★ POCO F2 Pro Latest Global Stable Version Fastboot File Download"/>
                <table:filter-set-item table:value="★ POCO F3 Latest Global Stable Version Fastboot File Download"/>
                <table:filter-set-item table:value="★ POCO F4 GT Latest Global Stable Version Fastboot File Download"/>
                <table:filter-set-item table:value="★ POCO F4 Latest Global Stable Version Fastboot File Download"/>
                <table:filter-set-item table:value="★ POCO M2 Pro Latest Global Stable Version Fastboot File Download"/>
                <table:filter-set-item table:value="★ POCO M3 Latest Global Stable Version Fastboot File Download"/>
                <table:filter-set-item table:value="★ POCO M3 Pro 5G Latest Global Stable Version Fastboot File Download"/>
                <table:filter-set-item table:value="★ POCO M3 Pro Latest Global Stable Version Fastboot File Download"/>
                <table:filter-set-item table:value="★ POCO M4 Pro 5G Latest Global Stable Version Fastboot File Download"/>
                <table:filter-set-item table:value="★ POCO M4 Pro Latest Global Stable Version Fastboot File Download"/>
                <table:filter-set-item table:value="★ POCO X2 Latest Global Stable Version Fastboot File Download"/>
                <table:filter-set-item table:value="★ POCO X3 GT Latest Global Stable Version Fastboot File Download"/>
                <table:filter-set-item table:value="★ POCO X3 NFC Latest Global Stable Version Fastboot File Download"/>
                <table:filter-set-item table:value="★ POCO X3 Pro Latest Global Stable Version Fastboot File Download"/>
                <table:filter-set-item table:value="★ POCO X4 Pro 5G Latest Global Stable Version Fastboot File Download"/>
                <table:filter-set-item table:value="★ Redmi 10 5G Latest Global Stable Version Fastboot File Download"/>
                <table:filter-set-item table:value="★ Redmi 10 Latest Global Stable Version Fastboot File Download"/>
                <table:filter-set-item table:value="★ Redmi 10A Latest Global Stable Version Fastboot File Download"/>
                <table:filter-set-item table:value="★ Redmi 10C Latest Global Stable Version Fastboot File Download"/>
                <table:filter-set-item table:value="★ Redmi 4A Latest Global Stable Version Fastboot File Download"/>
                <table:filter-set-item table:value="★ Redmi 4X Latest Global Stable Version Fastboot File Download"/>
                <table:filter-set-item table:value="★ Redmi 5 Latest Global Stable Version Fastboot File Download"/>
                <table:filter-set-item table:value="★ Redmi 5 Plus Latest Global Developer Version Fastboot File Download"/>
                <table:filter-set-item table:value="★ Redmi 5 Plus Latest Global Stable Version Fastboot File Download"/>
                <table:filter-set-item table:value="★ Redmi 5A Latest Global Stable Version Fastboot File Download"/>
                <table:filter-set-item table:value="★ Redmi 6 Latest Global Stable Version Fastboot File Download"/>
                <table:filter-set-item table:value="★ Redmi 6A Latest Global Stable Version Fastboot File Download"/>
                <table:filter-set-item table:value="★ Redmi 7 Latest Global Stable Version Fastboot File Download"/>
                <table:filter-set-item table:value="★ Redmi 7A Latest Global Stable Version Fastboot File Download"/>
                <table:filter-set-item table:value="★ Redmi 9 Power Latest Global Stable Version Fastboot File Download"/>
                <table:filter-set-item table:value="★ Redmi 9T Latest Global Stable Version Fastboot File Download"/>
                <table:filter-set-item table:value="★ Redmi Note 10 Latest Global Stable Version Fastboot File Download"/>
                <table:filter-set-item table:value="★ Redmi Note 10 Pro Latest Global Stable Version Fastboot File Download"/>
                <table:filter-set-item table:value="★ Redmi Note 10S Latest Global Stable Version Fastboot File Download"/>
                <table:filter-set-item table:value="★ Redmi Note 11 Pro 5G Latest Global Stable Version Fastboot File Download"/>
                <table:filter-set-item table:value="★ Redmi Note 11 Pro Latest Global Stable Version Fastboot File Download"/>
                <table:filter-set-item table:value="★ Redmi Note 11 Pro+ 5G Latest Global Stable Version Fastboot File Download"/>
                <table:filter-set-item table:value="★ Redmi Note 4X Latest Global Stable Version Fastboot File Download"/>
                <table:filter-set-item table:value="★ Redmi Note 5 Latest Global Stable Version Fastboot File Download"/>
                <table:filter-set-item table:value="★ Redmi Note 5 Pro Latest Global Stable Version Fastboot File Download"/>
                <table:filter-set-item table:value="★ Redmi Note 5A Latest Global Stable Version Fastboot File Download"/>
                <table:filter-set-item table:value="★ Redmi Note 5A Prime Latest Global Stable Version Fastboot File Download"/>
                <table:filter-set-item table:value="★ Redmi Note 7 Latest Global Stable Version Fastboot File Download"/>
                <table:filter-set-item table:value="★ Redmi Note 8 2021 Latest Global Stable Version Fastboot File Download"/>
                <table:filter-set-item table:value="★ Redmi Note 9 4G Latest Global Stable Version Fastboot File Download"/>
                <table:filter-set-item table:value="★ Redmi Note 9T Latest Global Stable Version Fastboot File Download"/>
                <table:filter-set-item table:value="★ Redmi Note10 5G Global Stable Version Fastboot File Download"/>
                <table:filter-set-item table:value="★ Redmi S2 Latest Global Stable Version Fastboot File Download"/>
                <table:filter-set-item table:value="★ Redmi note 11 Latest Global Stable Version Fastboot File Download"/>
                <table:filter-set-item table:value="★ Redmi note 11S Latest Global Stable Version Fastboot File Download"/>
                <table:filter-set-item table:value="★ Redmi note 11s 5G Latest Global Stable Version Fastboot File Download"/>
                <table:filter-set-item table:value="★ Xiaomi 11 Lite 5G NE Latest Global Stable Version Fastboot File Download"/>
                <table:filter-set-item table:value="★ Xiaomi 11T Latest Global Stable Version Fastboot File Download"/>
                <table:filter-set-item table:value="★ Xiaomi 11T Pro Latest Global Stable Version Fastboot File Download"/>
                <table:filter-set-item table:value="★ Xiaomi 12 Latest Global Stable Version Fastboot File Download"/>
                <table:filter-set-item table:value="★ Xiaomi 12 Pro Latest Global Stable Version Fastboot File Download"/>
                <table:filter-set-item table:value="★ Xiaomi 12X Latest Global Stable Version Fastboot File Download"/>
                <table:filter-set-item table:value="★ Xiaomi Mi 10 Latest Global Stable Version Fastboot File Download"/>
                <table:filter-set-item table:value="★ Xiaomi Mi 10 Lite 5G Latest Global Stable Version Fastboot File Download"/>
                <table:filter-set-item table:value="★ Xiaomi Mi 10 Pro Latest Global Stable Version Fastboot File Download"/>
                <table:filter-set-item table:value="★ Xiaomi Mi 10T Lite Latest Global Stable Version Fastboot File Download"/>
                <table:filter-set-item table:value="★ Xiaomi Mi 10T/Pro Latest Global Stable Version Fastboot File Download"/>
                <table:filter-set-item table:value="★ Xiaomi Mi 11 Latest Global Stable Version Fastboot File Download"/>
                <table:filter-set-item table:value="★ Xiaomi Mi 11 Lite 5G Latest Global Stable Version Fastboot File Download"/>
                <table:filter-set-item table:value="★ Xiaomi Mi 11 Lite Latest Global Stable Version Fastboot File Download"/>
                <table:filter-set-item table:value="★ Xiaomi Mi 2/2S Latest Global Stable Version Fastboot File Download"/>
                <table:filter-set-item table:value="★ Xiaomi Mi 5 Latest Global Stable Version Fastboot File Download"/>
                <table:filter-set-item table:value="★ Xiaomi Mi 5s Latest Global Stable Version Fastboot File Download"/>
                <table:filter-set-item table:value="★ Xiaomi Mi 5s Plus Latest Global Stable Version Fastboot File Download"/>
                <table:filter-set-item table:value="★ Xiaomi Mi 8 Latest Global Stable Version Fastboot File Download"/>
                <table:filter-set-item table:value="★ Xiaomi Mi 8 Lite Latest Global Stable Version Fastboot File Download"/>
                <table:filter-set-item table:value="★ Xiaomi Mi 8 Pro Latest Global Stable Version Fastboot File Download"/>
                <table:filter-set-item table:value="★ Xiaomi Mi 9 Latest Global Stable Version Fastboot File Download"/>
                <table:filter-set-item table:value="★ Xiaomi Mi 9 Lite Latest Global Stable Version Fastboot File Download"/>
                <table:filter-set-item table:value="★ Xiaomi Mi 9 SE Latest Global Stable Version Fastboot File Download"/>
                <table:filter-set-item table:value="★ Xiaomi Mi 9T Latest Global Stable Version Fastboot File Download"/>
                <table:filter-set-item table:value="★ Xiaomi Mi 9T Pro Latest Global Stable Version Fastboot File Download"/>
                <table:filter-set-item table:value="★ Xiaomi Mi A1 Latest Global Stable Version Fastboot File Download"/>
                <table:filter-set-item table:value="★ Xiaomi Mi A2 Latest Global Stable Version Fastboot File Download"/>
                <table:filter-set-item table:value="★ Xiaomi Mi A2 Lite Latest Global Stable Version Fastboot File Download"/>
                <table:filter-set-item table:value="★ Xiaomi Mi A3 Latest Global Stable Version Fastboot File Download"/>
                <table:filter-set-item table:value="★ Xiaomi Mi MIX 2 Latest Global Stable Version Fastboot File Download"/>
                <table:filter-set-item table:value="★ Xiaomi Mi MIX 2S Latest Global Stable Version Fastboot File Download"/>
                <table:filter-set-item table:value="★ Xiaomi Mi MIX 3 Latest Global Stable Version Fastboot File Download"/>
                <table:filter-set-item table:value="★ Xiaomi Mi MIX Latest Global Stable Version Fastboot File Download"/>
                <table:filter-set-item table:value="★ Xiaomi Mi Max 3 Latest Global Stable Version Fastboot File Download"/>
                <table:filter-set-item table:value="★ Xiaomi Mi Note 10 Latest Global Stable Version Fastboot File Download"/>
                <table:filter-set-item table:value="★ Xiaomi Mi Note 10 Lite Latest Global Stable Version Fastboot File Download"/>
                <table:filter-set-item table:value="★ Xiaomi Mi Note 10 Pro Latest Global Stable Version Fastboot File Download"/>
                <table:filter-set-item table:value="★ Xiaomi Mi Note 2 Latest Global Stable Version Fastboot File Download"/>
                <table:filter-set-item table:value="★ Xiaomi Mi Play Latest Global Stable Version Fastboot File Download"/>
                <table:filter-set-item table:value="★ Xiaomi Redmi 8A Latest Global Stable Version Fastboot File Download"/>
                <table:filter-set-item table:value="★ Xiaomi Redmi 9 Latest Global Stable Version Fastboot File Download"/>
                <table:filter-set-item table:value="★ Xiaomi Redmi 9A Latest Global Stable Version Fastboot File Download"/>
                <table:filter-set-item table:value="★ Xiaomi Redmi 9C Latest Global Stable Version Fastboot File Download"/>
                <table:filter-set-item table:value="★ Xiaomi Redmi 9C NFC Latest Global Stable Version Fastboot File Download"/>
                <table:filter-set-item table:value="★ Xiaomi Redmi Go Latest Global Stable Version Fastboot File Download"/>
                <table:filter-set-item table:value="★ Xiaomi Redmi Note 6 Pro Latest Global Stable Version Fastboot File Download"/>
                <table:filter-set-item table:value="★ Xiaomi Redmi Note 8 Latest Global Stable Version Fastboot File Download"/>
                <table:filter-set-item table:value="★ Xiaomi Redmi Note 8 Pro Latest Global Stable Version Fastboot File Download"/>
                <table:filter-set-item table:value="★ Xiaomi Redmi Note 8T Latest Global Stable Version Fastboot File Download"/>
                <table:filter-set-item table:value="★ Xiaomi Redmi Note 9 Latest Global Stable Version Fastboot File Download"/>
                <table:filter-set-item table:value="★ Xiaomi Redmi Note 9 Pro Latest Global Stable Version Fastboot File Download"/>
                <table:filter-set-item table:value="★ Xiaomi Redmi Note 9S Latest Global Stable Version Fastboot File Download"/>
                <table:filter-set-item table:value="★ Xiaomi pad 5 Latest Global Stable Version Fastboot File Download"/>
                <table:filter-set-item table:value="★Xiaomi Mi 3/4 Latest Global Stable Version Fastboot File Download"/>
                <table:filter-set-item table:value="★Xiaomi Mi 6 Latest Global Stable Version Fastboot File Download"/>
                <table:filter-set-item table:value="★Xiaomi Mi MIX3 5G Latest Global Stable Version Fastboot File Download"/>
              </table:filter-condition>
            </table:filter-and>
          </table:filter>
        </table:database-range>
        <table:database-range table:name="__Anonymous_Sheet_DB__1" table:target-range-address="Arkusz2.A1:Arkusz2.B9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.00.0000</text:date>, <text:time style:data-style-name="N2" text:time-value="11:52:53.812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3T17:00:21.197000000</meta:creation-date>
    <dc:date>2022-07-14T14:04:32.523000000</dc:date>
    <meta:editing-duration>PT20M11S</meta:editing-duration>
    <meta:editing-cycles>4</meta:editing-cycles>
    <meta:generator>LibreOffice/7.2.1.2$Windows_X86_64 LibreOffice_project/87b77fad49947c1441b67c559c339af8f3517e22</meta:generator>
    <meta:document-statistic meta:table-count="2" meta:cell-count="677" meta:object-count="0"/>
  </office:meta>
</office:document-meta>
</file>